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889cm"/>
    </style:style>
    <style:style style:name="co2" style:family="table-column">
      <style:table-column-properties fo:break-before="auto" style:column-width="0.792cm"/>
    </style:style>
    <style:style style:name="co3" style:family="table-column">
      <style:table-column-properties fo:break-before="auto" style:column-width="0.45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517cm"/>
    </style:style>
    <style:style style:name="co6" style:family="table-column">
      <style:table-column-properties fo:break-before="auto" style:column-width="2.066cm"/>
    </style:style>
    <style:style style:name="co7" style:family="table-column">
      <style:table-column-properties fo:break-before="auto" style:column-width="3.069cm"/>
    </style:style>
    <style:style style:name="co8" style:family="table-column">
      <style:table-column-properties fo:break-before="auto" style:column-width="1.896cm"/>
    </style:style>
    <style:style style:name="co9" style:family="table-column">
      <style:table-column-properties fo:break-before="auto" style:column-width="0.58cm"/>
    </style:style>
    <style:style style:name="co10" style:family="table-column">
      <style:table-column-properties fo:break-before="auto" style:column-width="2.406cm"/>
    </style:style>
    <style:style style:name="co11" style:family="table-column">
      <style:table-column-properties fo:break-before="auto" style:column-width="1.515cm"/>
    </style:style>
    <style:style style:name="co12" style:family="table-column">
      <style:table-column-properties fo:break-before="auto" style:column-width="27.961cm"/>
    </style:style>
    <style:style style:name="co13" style:family="table-column">
      <style:table-column-properties fo:break-before="auto" style:column-width="1.027cm"/>
    </style:style>
    <style:style style:name="co14" style:family="table-column">
      <style:table-column-properties fo:break-before="auto" style:column-width="2.321cm"/>
    </style:style>
    <style:style style:name="co15" style:family="table-column">
      <style:table-column-properties fo:break-before="auto" style:column-width="3.212cm"/>
    </style:style>
    <style:style style:name="co16" style:family="table-column">
      <style:table-column-properties fo:break-before="auto" style:column-width="0.474cm"/>
    </style:style>
    <style:style style:name="co17" style:family="table-column">
      <style:table-column-properties fo:break-before="auto" style:column-width="2.979cm"/>
    </style:style>
    <style:style style:name="co18" style:family="table-column">
      <style:table-column-properties fo:break-before="auto" style:column-width="0.39cm"/>
    </style:style>
    <style:style style:name="co19" style:family="table-column">
      <style:table-column-properties fo:break-before="auto" style:column-width="2.789cm"/>
    </style:style>
    <style:style style:name="co20" style:family="table-column">
      <style:table-column-properties fo:break-before="auto" style:column-width="1.558cm"/>
    </style:style>
    <style:style style:name="co21" style:family="table-column">
      <style:table-column-properties fo:break-before="auto" style:column-width="2.596cm"/>
    </style:style>
    <style:style style:name="co22" style:family="table-column">
      <style:table-column-properties fo:break-before="auto" style:column-width="16.32cm"/>
    </style:style>
    <style:style style:name="co23" style:family="table-column">
      <style:table-column-properties fo:break-before="auto" style:column-width="1.048cm"/>
    </style:style>
    <style:style style:name="co24" style:family="table-column">
      <style:table-column-properties fo:break-before="auto" style:column-width="0.984cm"/>
    </style:style>
    <style:style style:name="co25" style:family="table-column">
      <style:table-column-properties fo:break-before="auto" style:column-width="1.005cm"/>
    </style:style>
    <style:style style:name="co26" style:family="table-column">
      <style:table-column-properties fo:break-before="auto" style:column-width="21.816cm"/>
    </style:style>
    <style:style style:name="co27" style:family="table-column">
      <style:table-column-properties fo:break-before="auto" style:column-width="0.684cm"/>
    </style:style>
    <style:style style:name="co28" style:family="table-column">
      <style:table-column-properties fo:break-before="auto" style:column-width="0.587cm"/>
    </style:style>
    <style:style style:name="co29" style:family="table-column">
      <style:table-column-properties fo:break-before="auto" style:column-width="2.852cm"/>
    </style:style>
    <style:style style:name="co30" style:family="table-column">
      <style:table-column-properties fo:break-before="auto" style:column-width="0.457cm"/>
    </style:style>
    <style:style style:name="co31" style:family="table-column">
      <style:table-column-properties fo:break-before="auto" style:column-width="0.522cm"/>
    </style:style>
    <style:style style:name="co32" style:family="table-column">
      <style:table-column-properties fo:break-before="auto" style:column-width="1.436cm"/>
    </style:style>
    <style:style style:name="co33" style:family="table-column">
      <style:table-column-properties fo:break-before="auto" style:column-width="2.775cm"/>
    </style:style>
    <style:style style:name="co34" style:family="table-column">
      <style:table-column-properties fo:break-before="auto" style:column-width="0.489cm"/>
    </style:style>
    <style:style style:name="co35" style:family="table-column">
      <style:table-column-properties fo:break-before="auto" style:column-width="0.423cm"/>
    </style:style>
    <style:style style:name="co36" style:family="table-column">
      <style:table-column-properties fo:break-before="auto" style:column-width="1.141cm"/>
    </style:style>
    <style:style style:name="co37" style:family="table-column">
      <style:table-column-properties fo:break-before="auto" style:column-width="0.5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number-style style:name="N10002" number:language="en" number:country="HK">
      <number:number number:decimal-places="2" number:min-decimal-places="2" number:min-integer-digits="1"/>
    </number:number-style>
    <number:number-style style:name="N20002" number:language="en" number:country="KE">
      <number:number number:decimal-places="2" number:min-decimal-places="2" number:min-integer-digits="1"/>
    </number:number-style>
    <style:style style:name="ce5" style:family="table-cell" style:parent-style-name="Default" style:data-style-name="N100"/>
    <style:style style:name="ce1" style:family="table-cell" style:parent-style-name="Default" style:data-style-name="N20002"/>
    <style:style style:name="ce2" style:family="table-cell" style:parent-style-name="Default" style:data-style-name="N84"/>
    <style:style style:name="ce3" style:family="table-cell" style:parent-style-name="Default" style:data-style-name="N10002"/>
    <style:style style:name="ce4" style:family="table-cell" style:parent-style-name="Defaul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8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84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Kund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ce5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Kid</text:p>
          </table:table-cell>
          <table:table-cell/>
          <table:table-cell office:value-type="string" calcext:value-type="string">
            <text:p>Name </text:p>
          </table:table-cell>
          <table:table-cell/>
          <table:table-cell office:value-type="string" calcext:value-type="string">
            <text:p>Vorname </text:p>
          </table:table-cell>
          <table:table-cell/>
          <table:table-cell office:value-type="string" calcext:value-type="string">
            <text:p>O_id</text:p>
          </table:table-cell>
          <table:table-cell/>
          <table:table-cell table:style-name="Default"/>
          <table:table-cell/>
          <table:table-cell office:value-type="string" calcext:value-type="string">
            <text:p>Straße</text:p>
          </table:table-cell>
          <table:table-cell/>
          <table:table-cell office:value-type="string" calcext:value-type="string">
            <text:p>Hausnummer</text:p>
          </table:table-cell>
          <table:table-cell/>
          <table:table-cell office:value-type="string" calcext:value-type="string">
            <text:p>Mitglied</text:p>
          </table:table-cell>
          <table:table-cell/>
        </table:table-row>
        <table:table-row table:style-name="ro1">
          <table:table-cell office:value-type="string" calcext:value-type="string">
            <text:p>Insert into Kunde (K_id, name, vorname, ort, plz, strasse, hausnummer, Mitglied) Values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chname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orname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Wittichenau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02997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Strasse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','</text:p>
          </table:table-cell>
          <table:table-cell table:formula="of:=RANDBETWEEN(1;3)" office:value-type="float" office:value="1" calcext:value-type="float">
            <text:p>1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Kunde (K_id, name, vorname, ort, plz, strasse, hausnummer, Mitglied) Values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chname2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orname2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Wittichenau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02997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Strasse2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','</text:p>
          </table:table-cell>
          <table:table-cell table:formula="of:=RANDBETWEEN(1;3)" office:value-type="float" office:value="3" calcext:value-type="float">
            <text:p>3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Kunde (K_id, name, vorname, ort, plz, strasse, hausnummer, Mitglied) Values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chname3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orname3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Wittichenau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02997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Strasse3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','</text:p>
          </table:table-cell>
          <table:table-cell table:formula="of:=RANDBETWEEN(1;3)" office:value-type="float" office:value="3" calcext:value-type="float">
            <text:p>3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Kunde (K_id, name, vorname, ort, plz, strasse, hausnummer, Mitglied) Values(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chname4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orname4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Wittichenau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02997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Strasse4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','</text:p>
          </table:table-cell>
          <table:table-cell table:formula="of:=RANDBETWEEN(1;3)" office:value-type="float" office:value="3" calcext:value-type="float">
            <text:p>3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Kunde (K_id, name, vorname, ort, plz, strasse, hausnummer, Mitglied) Values(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chname5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orname5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Wittichenau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02997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Strasse5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','</text:p>
          </table:table-cell>
          <table:table-cell table:formula="of:=RANDBETWEEN(1;3)" office:value-type="float" office:value="1" calcext:value-type="float">
            <text:p>1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Kunde (K_id, name, vorname, ort, plz, strasse, hausnummer, Mitglied) Values(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chname6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orname6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Hoyersewerda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02977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Strasse6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','</text:p>
          </table:table-cell>
          <table:table-cell table:formula="of:=RANDBETWEEN(1;3)" office:value-type="float" office:value="1" calcext:value-type="float">
            <text:p>1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Kunde (K_id, name, vorname, ort, plz, strasse, hausnummer, Mitglied) Values(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chname7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orname7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Hoyersewerda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02977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Strasse7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','</text:p>
          </table:table-cell>
          <table:table-cell table:formula="of:=RANDBETWEEN(1;3)" office:value-type="float" office:value="3" calcext:value-type="float">
            <text:p>3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Kunde (K_id, name, vorname, ort, plz, strasse, hausnummer, Mitglied) Values(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chname8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orname8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Hoyersewerda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02977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Strasse8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','</text:p>
          </table:table-cell>
          <table:table-cell table:formula="of:=RANDBETWEEN(1;3)" office:value-type="float" office:value="3" calcext:value-type="float">
            <text:p>3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Kunde (K_id, name, vorname, ort, plz, strasse, hausnummer, Mitglied) Values(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chname9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orname9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Hoyersewerda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02977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Strasse9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','</text:p>
          </table:table-cell>
          <table:table-cell table:formula="of:=RANDBETWEEN(1;3)" office:value-type="float" office:value="2" calcext:value-type="float">
            <text:p>2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Kunde (K_id, name, vorname, ort, plz, strasse, hausnummer, Mitglied) Values(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chname10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orname10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Hoyersewerda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02977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Strasse10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10a</text:p>
          </table:table-cell>
          <table:table-cell office:value-type="string" calcext:value-type="string">
            <text:p>','</text:p>
          </table:table-cell>
          <table:table-cell table:formula="of:=RANDBETWEEN(1;3)" office:value-type="float" office:value="2" calcext:value-type="float">
            <text:p>2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Kunde (K_id, name, vorname, ort, plz, strasse, hausnummer, Mitglied) Values(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chname1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orname1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Hoyersewerda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02977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Strasse1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11a</text:p>
          </table:table-cell>
          <table:table-cell office:value-type="string" calcext:value-type="string">
            <text:p>','</text:p>
          </table:table-cell>
          <table:table-cell table:formula="of:=RANDBETWEEN(1;3)" office:value-type="float" office:value="2" calcext:value-type="float">
            <text:p>2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Kunde (K_id, name, vorname, ort, plz, strasse, hausnummer, Mitglied) Values(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chname12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orname12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Kamenz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01917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Strasse12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12a</text:p>
          </table:table-cell>
          <table:table-cell office:value-type="string" calcext:value-type="string">
            <text:p>','</text:p>
          </table:table-cell>
          <table:table-cell table:formula="of:=RANDBETWEEN(1;3)" office:value-type="float" office:value="1" calcext:value-type="float">
            <text:p>1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Kunde (K_id, name, vorname, ort, plz, strasse, hausnummer, Mitglied) Values(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chname13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orname13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Kamenz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01917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Strasse13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13a</text:p>
          </table:table-cell>
          <table:table-cell office:value-type="string" calcext:value-type="string">
            <text:p>','</text:p>
          </table:table-cell>
          <table:table-cell table:formula="of:=RANDBETWEEN(1;3)" office:value-type="float" office:value="1" calcext:value-type="float">
            <text:p>1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Kunde (K_id, name, vorname, ort, plz, strasse, hausnummer, Mitglied) Values(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chname14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orname14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Kamenz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01917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Strasse14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14a</text:p>
          </table:table-cell>
          <table:table-cell office:value-type="string" calcext:value-type="string">
            <text:p>','</text:p>
          </table:table-cell>
          <table:table-cell table:formula="of:=RANDBETWEEN(1;3)" office:value-type="float" office:value="2" calcext:value-type="float">
            <text:p>2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Kunde (K_id, name, vorname, ort, plz, strasse, hausnummer, Mitglied) Values(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chname15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orname15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Kamenz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01917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Strasse15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15a</text:p>
          </table:table-cell>
          <table:table-cell office:value-type="string" calcext:value-type="string">
            <text:p>','</text:p>
          </table:table-cell>
          <table:table-cell table:formula="of:=RANDBETWEEN(1;3)" office:value-type="float" office:value="2" calcext:value-type="float">
            <text:p>2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Kunde (K_id, name, vorname, ort, plz, strasse, hausnummer, Mitglied) Values(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chname16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orname16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Kamenz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01917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Strasse16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16a</text:p>
          </table:table-cell>
          <table:table-cell office:value-type="string" calcext:value-type="string">
            <text:p>','</text:p>
          </table:table-cell>
          <table:table-cell table:formula="of:=RANDBETWEEN(1;3)" office:value-type="float" office:value="3" calcext:value-type="float">
            <text:p>3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Kunde (K_id, name, vorname, ort, plz, strasse, hausnummer, Mitglied) Values(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chname17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orname17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Kamenz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01917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Strasse17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17a</text:p>
          </table:table-cell>
          <table:table-cell office:value-type="string" calcext:value-type="string">
            <text:p>','</text:p>
          </table:table-cell>
          <table:table-cell table:formula="of:=RANDBETWEEN(1;3)" office:value-type="float" office:value="2" calcext:value-type="float">
            <text:p>2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Kunde (K_id, name, vorname, ort, plz, strasse, hausnummer, Mitglied) Values(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chname18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orname18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Kamenz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01917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Strasse18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18a</text:p>
          </table:table-cell>
          <table:table-cell office:value-type="string" calcext:value-type="string">
            <text:p>','</text:p>
          </table:table-cell>
          <table:table-cell table:formula="of:=RANDBETWEEN(1;3)" office:value-type="float" office:value="2" calcext:value-type="float">
            <text:p>2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Kunde (K_id, name, vorname, ort, plz, strasse, hausnummer, Mitglied) Values(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chname19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orname19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Kamenz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01917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Strasse19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19a</text:p>
          </table:table-cell>
          <table:table-cell office:value-type="string" calcext:value-type="string">
            <text:p>','</text:p>
          </table:table-cell>
          <table:table-cell table:formula="of:=RANDBETWEEN(1;3)" office:value-type="float" office:value="1" calcext:value-type="float">
            <text:p>1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Kunde (K_id, name, vorname, ort, plz, strasse, hausnummer, Mitglied) Values(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chname20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orname20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Kamenz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01917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Strasse20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20a</text:p>
          </table:table-cell>
          <table:table-cell office:value-type="string" calcext:value-type="string">
            <text:p>','</text:p>
          </table:table-cell>
          <table:table-cell table:formula="of:=RANDBETWEEN(1;3)" office:value-type="float" office:value="1" calcext:value-type="float">
            <text:p>1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Kunde (K_id, name, vorname, ort, plz, strasse, hausnummer, Mitglied) Values(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chname2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orname2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Kamenz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01917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Strasse2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21a</text:p>
          </table:table-cell>
          <table:table-cell office:value-type="string" calcext:value-type="string">
            <text:p>','</text:p>
          </table:table-cell>
          <table:table-cell table:formula="of:=RANDBETWEEN(1;3)" office:value-type="float" office:value="3" calcext:value-type="float">
            <text:p>3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Kunde (K_id, name, vorname, ort, plz, strasse, hausnummer, Mitglied) Values(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chname22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orname22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01067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Strasse22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22a</text:p>
          </table:table-cell>
          <table:table-cell office:value-type="string" calcext:value-type="string">
            <text:p>','</text:p>
          </table:table-cell>
          <table:table-cell table:formula="of:=RANDBETWEEN(1;3)" office:value-type="float" office:value="1" calcext:value-type="float">
            <text:p>1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Kunde (K_id, name, vorname, ort, plz, strasse, hausnummer, Mitglied) Values(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chname23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orname23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01067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Strasse23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23a</text:p>
          </table:table-cell>
          <table:table-cell office:value-type="string" calcext:value-type="string">
            <text:p>','</text:p>
          </table:table-cell>
          <table:table-cell table:formula="of:=RANDBETWEEN(1;3)" office:value-type="float" office:value="2" calcext:value-type="float">
            <text:p>2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Kunde (K_id, name, vorname, ort, plz, strasse, hausnummer, Mitglied) Values(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chname24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orname24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01067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Strasse24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24a</text:p>
          </table:table-cell>
          <table:table-cell office:value-type="string" calcext:value-type="string">
            <text:p>','</text:p>
          </table:table-cell>
          <table:table-cell table:formula="of:=RANDBETWEEN(1;3)" office:value-type="float" office:value="3" calcext:value-type="float">
            <text:p>3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Kunde (K_id, name, vorname, ort, plz, strasse, hausnummer, Mitglied) Values(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chname25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orname25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01067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Strasse25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25a</text:p>
          </table:table-cell>
          <table:table-cell office:value-type="string" calcext:value-type="string">
            <text:p>','</text:p>
          </table:table-cell>
          <table:table-cell table:formula="of:=RANDBETWEEN(1;3)" office:value-type="float" office:value="1" calcext:value-type="float">
            <text:p>1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Kunde (K_id, name, vorname, ort, plz, strasse, hausnummer, Mitglied) Values(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chname26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orname26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01067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Strasse26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26a</text:p>
          </table:table-cell>
          <table:table-cell office:value-type="string" calcext:value-type="string">
            <text:p>','</text:p>
          </table:table-cell>
          <table:table-cell table:formula="of:=RANDBETWEEN(1;3)" office:value-type="float" office:value="2" calcext:value-type="float">
            <text:p>2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Kunde (K_id, name, vorname, ort, plz, strasse, hausnummer, Mitglied) Values(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chname27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orname27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Wittichenau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02997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Strasse27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27a</text:p>
          </table:table-cell>
          <table:table-cell office:value-type="string" calcext:value-type="string">
            <text:p>','</text:p>
          </table:table-cell>
          <table:table-cell table:formula="of:=RANDBETWEEN(1;3)" office:value-type="float" office:value="1" calcext:value-type="float">
            <text:p>1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Kunde (K_id, name, vorname, ort, plz, strasse, hausnummer, Mitglied) Values(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chname28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orname28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Wittichenau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02997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Strasse28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28a</text:p>
          </table:table-cell>
          <table:table-cell office:value-type="string" calcext:value-type="string">
            <text:p>','</text:p>
          </table:table-cell>
          <table:table-cell table:formula="of:=RANDBETWEEN(1;3)" office:value-type="float" office:value="2" calcext:value-type="float">
            <text:p>2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Kunde (K_id, name, vorname, ort, plz, strasse, hausnummer, Mitglied) Values(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chname29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orname29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Wittichenau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02997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Strasse29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29a</text:p>
          </table:table-cell>
          <table:table-cell office:value-type="string" calcext:value-type="string">
            <text:p>','</text:p>
          </table:table-cell>
          <table:table-cell table:formula="of:=RANDBETWEEN(1;3)" office:value-type="float" office:value="2" calcext:value-type="float">
            <text:p>2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Kunde (K_id, name, vorname, ort, plz, strasse, hausnummer, Mitglied) Values(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chname30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orname30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Wittichenau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02997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Strasse30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30a</text:p>
          </table:table-cell>
          <table:table-cell office:value-type="string" calcext:value-type="string">
            <text:p>','</text:p>
          </table:table-cell>
          <table:table-cell table:formula="of:=RANDBETWEEN(1;3)" office:value-type="float" office:value="2" calcext:value-type="float">
            <text:p>2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Kunde (K_id, name, vorname, ort, plz, strasse, hausnummer, Mitglied) Values(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chname3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orname3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Wittichenau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02997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Strasse3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31a</text:p>
          </table:table-cell>
          <table:table-cell office:value-type="string" calcext:value-type="string">
            <text:p>','</text:p>
          </table:table-cell>
          <table:table-cell table:formula="of:=RANDBETWEEN(1;3)" office:value-type="float" office:value="3" calcext:value-type="float">
            <text:p>3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Kunde (K_id, name, vorname, ort, plz, strasse, hausnummer, Mitglied) Values(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chname32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orname32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Wittichenau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02997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Strasse32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32a</text:p>
          </table:table-cell>
          <table:table-cell office:value-type="string" calcext:value-type="string">
            <text:p>','</text:p>
          </table:table-cell>
          <table:table-cell table:formula="of:=RANDBETWEEN(1;3)" office:value-type="float" office:value="3" calcext:value-type="float">
            <text:p>3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Kunde (K_id, name, vorname, ort, plz, strasse, hausnummer, Mitglied) Values(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chname33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orname33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Wittichenau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02997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Strasse33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33a</text:p>
          </table:table-cell>
          <table:table-cell office:value-type="string" calcext:value-type="string">
            <text:p>','</text:p>
          </table:table-cell>
          <table:table-cell table:formula="of:=RANDBETWEEN(1;3)" office:value-type="float" office:value="2" calcext:value-type="float">
            <text:p>2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Kunde (K_id, name, vorname, ort, plz, strasse, hausnummer, Mitglied) Values(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chname34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orname34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Wittichenau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02997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Strasse34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34a</text:p>
          </table:table-cell>
          <table:table-cell office:value-type="string" calcext:value-type="string">
            <text:p>','</text:p>
          </table:table-cell>
          <table:table-cell table:formula="of:=RANDBETWEEN(1;3)" office:value-type="float" office:value="1" calcext:value-type="float">
            <text:p>1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Kunde (K_id, name, vorname, ort, plz, strasse, hausnummer, Mitglied) Values(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chname35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orname35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Wittichenau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02997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Strasse35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35a</text:p>
          </table:table-cell>
          <table:table-cell office:value-type="string" calcext:value-type="string">
            <text:p>','</text:p>
          </table:table-cell>
          <table:table-cell table:formula="of:=RANDBETWEEN(1;3)" office:value-type="float" office:value="3" calcext:value-type="float">
            <text:p>3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Kunde (K_id, name, vorname, ort, plz, strasse, hausnummer, Mitglied) Values(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chname36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orname36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Wittichenau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02997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Strasse36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36a</text:p>
          </table:table-cell>
          <table:table-cell office:value-type="string" calcext:value-type="string">
            <text:p>','</text:p>
          </table:table-cell>
          <table:table-cell table:formula="of:=RANDBETWEEN(1;3)" office:value-type="float" office:value="2" calcext:value-type="float">
            <text:p>2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Kunde (K_id, name, vorname, ort, plz, strasse, hausnummer, Mitglied) Values(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chname37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orname37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Wittichenau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02997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Strasse37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37a</text:p>
          </table:table-cell>
          <table:table-cell office:value-type="string" calcext:value-type="string">
            <text:p>','</text:p>
          </table:table-cell>
          <table:table-cell table:formula="of:=RANDBETWEEN(1;3)" office:value-type="float" office:value="3" calcext:value-type="float">
            <text:p>3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Kunde (K_id, name, vorname, ort, plz, strasse, hausnummer, Mitglied) Values(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chname38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orname38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Wittichenau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02997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Strasse38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38a</text:p>
          </table:table-cell>
          <table:table-cell office:value-type="string" calcext:value-type="string">
            <text:p>','</text:p>
          </table:table-cell>
          <table:table-cell table:formula="of:=RANDBETWEEN(1;3)" office:value-type="float" office:value="1" calcext:value-type="float">
            <text:p>1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Kunde (K_id, name, vorname, ort, plz, strasse, hausnummer, Mitglied) Values(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chname39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orname39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Hoyersewerda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02977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Strasse39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39a</text:p>
          </table:table-cell>
          <table:table-cell office:value-type="string" calcext:value-type="string">
            <text:p>','</text:p>
          </table:table-cell>
          <table:table-cell table:formula="of:=RANDBETWEEN(1;3)" office:value-type="float" office:value="1" calcext:value-type="float">
            <text:p>1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Kunde (K_id, name, vorname, ort, plz, strasse, hausnummer, Mitglied) Values(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chname40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orname40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Hoyersewerda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02977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Strasse40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40a</text:p>
          </table:table-cell>
          <table:table-cell office:value-type="string" calcext:value-type="string">
            <text:p>','</text:p>
          </table:table-cell>
          <table:table-cell table:formula="of:=RANDBETWEEN(1;3)" office:value-type="float" office:value="1" calcext:value-type="float">
            <text:p>1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Kunde (K_id, name, vorname, ort, plz, strasse, hausnummer, Mitglied) Values(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chname4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orname4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Hoyersewerda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02977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Strasse4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41a</text:p>
          </table:table-cell>
          <table:table-cell office:value-type="string" calcext:value-type="string">
            <text:p>','</text:p>
          </table:table-cell>
          <table:table-cell table:formula="of:=RANDBETWEEN(1;3)" office:value-type="float" office:value="1" calcext:value-type="float">
            <text:p>1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Kunde (K_id, name, vorname, ort, plz, strasse, hausnummer, Mitglied) Values(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chname42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orname42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Hoyersewerda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02977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Strasse42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42a</text:p>
          </table:table-cell>
          <table:table-cell office:value-type="string" calcext:value-type="string">
            <text:p>','</text:p>
          </table:table-cell>
          <table:table-cell table:formula="of:=RANDBETWEEN(1;3)" office:value-type="float" office:value="2" calcext:value-type="float">
            <text:p>2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Kunde (K_id, name, vorname, ort, plz, strasse, hausnummer, Mitglied) Values(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chname43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orname43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Hoyersewerda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02977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Strasse43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43a</text:p>
          </table:table-cell>
          <table:table-cell office:value-type="string" calcext:value-type="string">
            <text:p>','</text:p>
          </table:table-cell>
          <table:table-cell table:formula="of:=RANDBETWEEN(1;3)" office:value-type="float" office:value="2" calcext:value-type="float">
            <text:p>2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Kunde (K_id, name, vorname, ort, plz, strasse, hausnummer, Mitglied) Values(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chname44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orname44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Hoyersewerda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02977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Strasse44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44a</text:p>
          </table:table-cell>
          <table:table-cell office:value-type="string" calcext:value-type="string">
            <text:p>','</text:p>
          </table:table-cell>
          <table:table-cell table:formula="of:=RANDBETWEEN(1;3)" office:value-type="float" office:value="2" calcext:value-type="float">
            <text:p>2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Kunde (K_id, name, vorname, ort, plz, strasse, hausnummer, Mitglied) Values(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chname45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orname45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Hoyersewerda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02977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Strasse45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45a</text:p>
          </table:table-cell>
          <table:table-cell office:value-type="string" calcext:value-type="string">
            <text:p>','</text:p>
          </table:table-cell>
          <table:table-cell table:formula="of:=RANDBETWEEN(1;3)" office:value-type="float" office:value="3" calcext:value-type="float">
            <text:p>3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Kunde (K_id, name, vorname, ort, plz, strasse, hausnummer, Mitglied) Values(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chname46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orname46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Kamenz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01917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Strasse46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46a</text:p>
          </table:table-cell>
          <table:table-cell office:value-type="string" calcext:value-type="string">
            <text:p>','</text:p>
          </table:table-cell>
          <table:table-cell table:formula="of:=RANDBETWEEN(1;3)" office:value-type="float" office:value="3" calcext:value-type="float">
            <text:p>3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Kunde (K_id, name, vorname, ort, plz, strasse, hausnummer, Mitglied) Values(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chname47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orname47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Kamenz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01917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Strasse47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47a</text:p>
          </table:table-cell>
          <table:table-cell office:value-type="string" calcext:value-type="string">
            <text:p>','</text:p>
          </table:table-cell>
          <table:table-cell table:formula="of:=RANDBETWEEN(1;3)" office:value-type="float" office:value="2" calcext:value-type="float">
            <text:p>2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Kunde (K_id, name, vorname, ort, plz, strasse, hausnummer, Mitglied) Values(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chname48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orname48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Kamenz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01917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Strasse48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48a</text:p>
          </table:table-cell>
          <table:table-cell office:value-type="string" calcext:value-type="string">
            <text:p>','</text:p>
          </table:table-cell>
          <table:table-cell table:formula="of:=RANDBETWEEN(1;3)" office:value-type="float" office:value="3" calcext:value-type="float">
            <text:p>3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Kunde (K_id, name, vorname, ort, plz, strasse, hausnummer, Mitglied) Values(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chname49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orname49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Kamenz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01917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Strasse49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49a</text:p>
          </table:table-cell>
          <table:table-cell office:value-type="string" calcext:value-type="string">
            <text:p>','</text:p>
          </table:table-cell>
          <table:table-cell table:formula="of:=RANDBETWEEN(1;3)" office:value-type="float" office:value="3" calcext:value-type="float">
            <text:p>3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Kunde (K_id, name, vorname, ort, plz, strasse, hausnummer, Mitglied) Values(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chname50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orname50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Kamenz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01917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Strasse50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50a</text:p>
          </table:table-cell>
          <table:table-cell office:value-type="string" calcext:value-type="string">
            <text:p>','</text:p>
          </table:table-cell>
          <table:table-cell table:formula="of:=RANDBETWEEN(1;3)" office:value-type="float" office:value="2" calcext:value-type="float">
            <text:p>2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table:number-columns-repeated="17"/>
        </table:table-row>
      </table:table>
      <table:table table:name="Gerät" table:style-name="ta1"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ce2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3" table:default-cell-style-name="Default"/>
        <table:table-column table:style-name="co20" table:default-cell-style-name="Default"/>
        <table:table-column table:style-name="co5" table:default-cell-style-name="Default"/>
        <table:table-column table:style-name="co21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G_id</text:p>
          </table:table-cell>
          <table:table-cell/>
          <table:table-cell office:value-type="string" calcext:value-type="string">
            <text:p>Bezeichnung</text:p>
          </table:table-cell>
          <table:table-cell/>
          <table:table-cell office:value-type="string" calcext:value-type="string">
            <text:p>Anschaffungspreis</text:p>
          </table:table-cell>
          <table:table-cell/>
          <table:table-cell office:value-type="string" calcext:value-type="string">
            <text:p>Aschaffungsdatum</text:p>
          </table:table-cell>
          <table:table-cell/>
          <table:table-cell office:value-type="string" calcext:value-type="string">
            <text:p>Mietpreisklasse1</text:p>
          </table:table-cell>
          <table:table-cell/>
          <table:table-cell office:value-type="string" calcext:value-type="string">
            <text:p>Mietpreisklass2</text:p>
          </table:table-cell>
          <table:table-cell/>
          <table:table-cell office:value-type="string" calcext:value-type="string">
            <text:p>Mietpreisklasse3</text:p>
          </table:table-cell>
          <table:table-cell/>
          <table:table-cell office:value-type="string" calcext:value-type="string">
            <text:p>Zustand</text:p>
          </table:table-cell>
          <table:table-cell/>
          <table:table-cell office:value-type="string" calcext:value-type="string">
            <text:p>Produktgruppe</text:p>
          </table:table-cell>
          <table:table-cell/>
        </table:table-row>
        <table:table-row table:style-name="ro1">
          <table:table-cell office:value-type="string" calcext:value-type="string">
            <text:p>INSERT INTO geraet (G_id, Bezeichnung, Anschaffungspreis, Anschaffungsdatum, Mietpreisklasse1, Mietpreisklasse2, Mietpreisklasse3, <text:s/>Zustand, Produktgruppe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ereat01</text:p>
          </table:table-cell>
          <table:table-cell office:value-type="string" calcext:value-type="string">
            <text:p>',</text:p>
          </table:table-cell>
          <table:table-cell table:style-name="ce1" table:formula="of:=RAND()*1000" office:value-type="float" office:value="871.381133508096" calcext:value-type="float">
            <text:p>871.38</text:p>
          </table:table-cell>
          <table:table-cell office:value-type="string" calcext:value-type="string">
            <text:p>,'</text:p>
          </table:table-cell>
          <table:table-cell office:value-type="date" office:date-value="2001-07-10" calcext:value-type="date">
            <text:p>2001-07-10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" table:formula="of:=RAND()*10" office:value-type="float" office:value="5.4325578457031" calcext:value-type="float">
            <text:p>5.43</text:p>
          </table:table-cell>
          <table:table-cell office:value-type="string" calcext:value-type="string">
            <text:p>,</text:p>
          </table:table-cell>
          <table:table-cell table:style-name="ce3" table:formula="of:=[.L2]*10" office:value-type="float" office:value="54.325578457031" calcext:value-type="float">
            <text:p>54.3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',</text:p>
          </table:table-cell>
          <table:table-cell table:formula="of:=RANDBETWEEN(1;4)" office:value-type="float" office:value="2" calcext:value-type="float">
            <text:p>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geraet (G_id, Bezeichnung, Anschaffungspreis, Anschaffungsdatum, Mietpreisklasse1, Mietpreisklasse2, Mietpreisklasse3, <text:s/>Zustand, Produktgruppe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ereat02</text:p>
          </table:table-cell>
          <table:table-cell office:value-type="string" calcext:value-type="string">
            <text:p>',</text:p>
          </table:table-cell>
          <table:table-cell table:style-name="ce1" table:formula="of:=RAND()*1000" office:value-type="float" office:value="661.094229840121" calcext:value-type="float">
            <text:p>661.09</text:p>
          </table:table-cell>
          <table:table-cell office:value-type="string" calcext:value-type="string">
            <text:p>,'</text:p>
          </table:table-cell>
          <table:table-cell office:value-type="date" office:date-value="2001-07-11" calcext:value-type="date">
            <text:p>2001-07-11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" table:formula="of:=RAND()*10" office:value-type="float" office:value="8.66287289617647" calcext:value-type="float">
            <text:p>8.66</text:p>
          </table:table-cell>
          <table:table-cell office:value-type="string" calcext:value-type="string">
            <text:p>,</text:p>
          </table:table-cell>
          <table:table-cell table:style-name="ce3" table:formula="of:=[.L3]*10" office:value-type="float" office:value="86.6287289617647" calcext:value-type="float">
            <text:p>86.6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',</text:p>
          </table:table-cell>
          <table:table-cell table:formula="of:=RANDBETWEEN(1;4)"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geraet (G_id, Bezeichnung, Anschaffungspreis, Anschaffungsdatum, Mietpreisklasse1, Mietpreisklasse2, Mietpreisklasse3, <text:s/>Zustand, Produktgruppe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ereat03</text:p>
          </table:table-cell>
          <table:table-cell office:value-type="string" calcext:value-type="string">
            <text:p>',</text:p>
          </table:table-cell>
          <table:table-cell table:style-name="ce1" table:formula="of:=RAND()*1000" office:value-type="float" office:value="166.283726421101" calcext:value-type="float">
            <text:p>166.28</text:p>
          </table:table-cell>
          <table:table-cell office:value-type="string" calcext:value-type="string">
            <text:p>,'</text:p>
          </table:table-cell>
          <table:table-cell office:value-type="date" office:date-value="2001-07-12" calcext:value-type="date">
            <text:p>2001-07-12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" table:formula="of:=RAND()*10" office:value-type="float" office:value="6.03114461154321" calcext:value-type="float">
            <text:p>6.03</text:p>
          </table:table-cell>
          <table:table-cell office:value-type="string" calcext:value-type="string">
            <text:p>,</text:p>
          </table:table-cell>
          <table:table-cell table:style-name="ce3" table:formula="of:=[.L4]*10" office:value-type="float" office:value="60.3114461154321" calcext:value-type="float">
            <text:p>60.3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',</text:p>
          </table:table-cell>
          <table:table-cell table:formula="of:=RANDBETWEEN(1;4)" office:value-type="float" office:value="3" calcext:value-type="float">
            <text:p>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geraet (G_id, Bezeichnung, Anschaffungspreis, Anschaffungsdatum, Mietpreisklasse1, Mietpreisklasse2, Mietpreisklasse3, <text:s/>Zustand, Produktgruppe) VALUES (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ereat04</text:p>
          </table:table-cell>
          <table:table-cell office:value-type="string" calcext:value-type="string">
            <text:p>',</text:p>
          </table:table-cell>
          <table:table-cell table:style-name="ce1" table:formula="of:=RAND()*1000" office:value-type="float" office:value="843.250900704597" calcext:value-type="float">
            <text:p>843.25</text:p>
          </table:table-cell>
          <table:table-cell office:value-type="string" calcext:value-type="string">
            <text:p>,'</text:p>
          </table:table-cell>
          <table:table-cell office:value-type="date" office:date-value="2001-07-13" calcext:value-type="date">
            <text:p>2001-07-13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" table:formula="of:=RAND()*10" office:value-type="float" office:value="9.54722002665322" calcext:value-type="float">
            <text:p>9.55</text:p>
          </table:table-cell>
          <table:table-cell office:value-type="string" calcext:value-type="string">
            <text:p>,</text:p>
          </table:table-cell>
          <table:table-cell table:style-name="ce3" table:formula="of:=[.L5]*10" office:value-type="float" office:value="95.4722002665322" calcext:value-type="float">
            <text:p>95.4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',</text:p>
          </table:table-cell>
          <table:table-cell table:formula="of:=RANDBETWEEN(1;4)" office:value-type="float" office:value="2" calcext:value-type="float">
            <text:p>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geraet (G_id, Bezeichnung, Anschaffungspreis, Anschaffungsdatum, Mietpreisklasse1, Mietpreisklasse2, Mietpreisklasse3, <text:s/>Zustand, Produktgruppe) VALUES (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ereat05</text:p>
          </table:table-cell>
          <table:table-cell office:value-type="string" calcext:value-type="string">
            <text:p>',</text:p>
          </table:table-cell>
          <table:table-cell table:style-name="ce1" table:formula="of:=RAND()*1000" office:value-type="float" office:value="591.37704599305" calcext:value-type="float">
            <text:p>591.38</text:p>
          </table:table-cell>
          <table:table-cell office:value-type="string" calcext:value-type="string">
            <text:p>,'</text:p>
          </table:table-cell>
          <table:table-cell office:value-type="date" office:date-value="2001-07-14" calcext:value-type="date">
            <text:p>2001-07-14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" table:formula="of:=RAND()*10" office:value-type="float" office:value="0.65435937386278" calcext:value-type="float">
            <text:p>0.65</text:p>
          </table:table-cell>
          <table:table-cell office:value-type="string" calcext:value-type="string">
            <text:p>,</text:p>
          </table:table-cell>
          <table:table-cell table:style-name="ce3" table:formula="of:=[.L6]*10" office:value-type="float" office:value="6.5435937386278" calcext:value-type="float">
            <text:p>6.5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',</text:p>
          </table:table-cell>
          <table:table-cell table:formula="of:=RANDBETWEEN(1;4)"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geraet (G_id, Bezeichnung, Anschaffungspreis, Anschaffungsdatum, Mietpreisklasse1, Mietpreisklasse2, Mietpreisklasse3, <text:s/>Zustand, Produktgruppe) VALUES (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ereat06</text:p>
          </table:table-cell>
          <table:table-cell office:value-type="string" calcext:value-type="string">
            <text:p>',</text:p>
          </table:table-cell>
          <table:table-cell table:style-name="ce1" table:formula="of:=RAND()*1000" office:value-type="float" office:value="697.952043378492" calcext:value-type="float">
            <text:p>697.95</text:p>
          </table:table-cell>
          <table:table-cell office:value-type="string" calcext:value-type="string">
            <text:p>,'</text:p>
          </table:table-cell>
          <table:table-cell office:value-type="date" office:date-value="2001-07-15" calcext:value-type="date">
            <text:p>2001-07-15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" table:formula="of:=RAND()*10" office:value-type="float" office:value="8.22196986207105" calcext:value-type="float">
            <text:p>8.22</text:p>
          </table:table-cell>
          <table:table-cell office:value-type="string" calcext:value-type="string">
            <text:p>,</text:p>
          </table:table-cell>
          <table:table-cell table:style-name="ce3" table:formula="of:=[.L7]*10" office:value-type="float" office:value="82.2196986207105" calcext:value-type="float">
            <text:p>82.2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',</text:p>
          </table:table-cell>
          <table:table-cell table:formula="of:=RANDBETWEEN(1;4)"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geraet (G_id, Bezeichnung, Anschaffungspreis, Anschaffungsdatum, Mietpreisklasse1, Mietpreisklasse2, Mietpreisklasse3, <text:s/>Zustand, Produktgruppe) VALUES (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ereat07</text:p>
          </table:table-cell>
          <table:table-cell office:value-type="string" calcext:value-type="string">
            <text:p>',</text:p>
          </table:table-cell>
          <table:table-cell table:style-name="ce1" table:formula="of:=RAND()*1000" office:value-type="float" office:value="371.332058728512" calcext:value-type="float">
            <text:p>371.33</text:p>
          </table:table-cell>
          <table:table-cell office:value-type="string" calcext:value-type="string">
            <text:p>,'</text:p>
          </table:table-cell>
          <table:table-cell office:value-type="date" office:date-value="2001-07-16" calcext:value-type="date">
            <text:p>2001-07-16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" table:formula="of:=RAND()*10" office:value-type="float" office:value="0.20121701799534" calcext:value-type="float">
            <text:p>0.20</text:p>
          </table:table-cell>
          <table:table-cell office:value-type="string" calcext:value-type="string">
            <text:p>,</text:p>
          </table:table-cell>
          <table:table-cell table:style-name="ce3" table:formula="of:=[.L8]*10" office:value-type="float" office:value="2.0121701799534" calcext:value-type="float">
            <text:p>2.0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',</text:p>
          </table:table-cell>
          <table:table-cell table:formula="of:=RANDBETWEEN(1;4)" office:value-type="float" office:value="3" calcext:value-type="float">
            <text:p>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geraet (G_id, Bezeichnung, Anschaffungspreis, Anschaffungsdatum, Mietpreisklasse1, Mietpreisklasse2, Mietpreisklasse3, <text:s/>Zustand, Produktgruppe) VALUES (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ereat08</text:p>
          </table:table-cell>
          <table:table-cell office:value-type="string" calcext:value-type="string">
            <text:p>',</text:p>
          </table:table-cell>
          <table:table-cell table:style-name="ce1" table:formula="of:=RAND()*1000" office:value-type="float" office:value="33.8892232677107" calcext:value-type="float">
            <text:p>33.89</text:p>
          </table:table-cell>
          <table:table-cell office:value-type="string" calcext:value-type="string">
            <text:p>,'</text:p>
          </table:table-cell>
          <table:table-cell office:value-type="date" office:date-value="2001-07-17" calcext:value-type="date">
            <text:p>2001-07-17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" table:formula="of:=RAND()*10" office:value-type="float" office:value="7.85036023119829" calcext:value-type="float">
            <text:p>7.85</text:p>
          </table:table-cell>
          <table:table-cell office:value-type="string" calcext:value-type="string">
            <text:p>,</text:p>
          </table:table-cell>
          <table:table-cell table:style-name="ce3" table:formula="of:=[.L9]*10" office:value-type="float" office:value="78.5036023119829" calcext:value-type="float">
            <text:p>78.5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',</text:p>
          </table:table-cell>
          <table:table-cell table:formula="of:=RANDBETWEEN(1;4)"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geraet (G_id, Bezeichnung, Anschaffungspreis, Anschaffungsdatum, Mietpreisklasse1, Mietpreisklasse2, Mietpreisklasse3, <text:s/>Zustand, Produktgruppe) VALUES (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ereat09</text:p>
          </table:table-cell>
          <table:table-cell office:value-type="string" calcext:value-type="string">
            <text:p>',</text:p>
          </table:table-cell>
          <table:table-cell table:style-name="ce1" table:formula="of:=RAND()*1000" office:value-type="float" office:value="77.3901776625667" calcext:value-type="float">
            <text:p>77.39</text:p>
          </table:table-cell>
          <table:table-cell office:value-type="string" calcext:value-type="string">
            <text:p>,'</text:p>
          </table:table-cell>
          <table:table-cell office:value-type="date" office:date-value="2001-07-18" calcext:value-type="date">
            <text:p>2001-07-18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" table:formula="of:=RAND()*10" office:value-type="float" office:value="3.7152961714141" calcext:value-type="float">
            <text:p>3.72</text:p>
          </table:table-cell>
          <table:table-cell office:value-type="string" calcext:value-type="string">
            <text:p>,</text:p>
          </table:table-cell>
          <table:table-cell table:style-name="ce3" table:formula="of:=[.L10]*10" office:value-type="float" office:value="37.152961714141" calcext:value-type="float">
            <text:p>37.1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',</text:p>
          </table:table-cell>
          <table:table-cell table:formula="of:=RANDBETWEEN(1;4)"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geraet (G_id, Bezeichnung, Anschaffungspreis, Anschaffungsdatum, Mietpreisklasse1, Mietpreisklasse2, Mietpreisklasse3, <text:s/>Zustand, Produktgruppe) VALUES (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ereat10</text:p>
          </table:table-cell>
          <table:table-cell office:value-type="string" calcext:value-type="string">
            <text:p>',</text:p>
          </table:table-cell>
          <table:table-cell table:style-name="ce1" table:formula="of:=RAND()*1000" office:value-type="float" office:value="793.743929616124" calcext:value-type="float">
            <text:p>793.74</text:p>
          </table:table-cell>
          <table:table-cell office:value-type="string" calcext:value-type="string">
            <text:p>,'</text:p>
          </table:table-cell>
          <table:table-cell office:value-type="date" office:date-value="2001-07-19" calcext:value-type="date">
            <text:p>2001-07-19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" table:formula="of:=RAND()*10" office:value-type="float" office:value="6.45615490279178" calcext:value-type="float">
            <text:p>6.46</text:p>
          </table:table-cell>
          <table:table-cell office:value-type="string" calcext:value-type="string">
            <text:p>,</text:p>
          </table:table-cell>
          <table:table-cell table:style-name="ce3" table:formula="of:=[.L11]*10" office:value-type="float" office:value="64.5615490279178" calcext:value-type="float">
            <text:p>64.5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',</text:p>
          </table:table-cell>
          <table:table-cell table:formula="of:=RANDBETWEEN(1;4)" office:value-type="float" office:value="2" calcext:value-type="float">
            <text:p>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geraet (G_id, Bezeichnung, Anschaffungspreis, Anschaffungsdatum, Mietpreisklasse1, Mietpreisklasse2, Mietpreisklasse3, <text:s/>Zustand, Produktgruppe) VALUES (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ereat11</text:p>
          </table:table-cell>
          <table:table-cell office:value-type="string" calcext:value-type="string">
            <text:p>',</text:p>
          </table:table-cell>
          <table:table-cell table:style-name="ce1" table:formula="of:=RAND()*1000" office:value-type="float" office:value="392.322614365472" calcext:value-type="float">
            <text:p>392.32</text:p>
          </table:table-cell>
          <table:table-cell office:value-type="string" calcext:value-type="string">
            <text:p>,'</text:p>
          </table:table-cell>
          <table:table-cell office:value-type="date" office:date-value="2001-07-20" calcext:value-type="date">
            <text:p>2001-07-20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" table:formula="of:=RAND()*10" office:value-type="float" office:value="3.30764173603436" calcext:value-type="float">
            <text:p>3.31</text:p>
          </table:table-cell>
          <table:table-cell office:value-type="string" calcext:value-type="string">
            <text:p>,</text:p>
          </table:table-cell>
          <table:table-cell table:style-name="ce3" table:formula="of:=[.L12]*10" office:value-type="float" office:value="33.0764173603436" calcext:value-type="float">
            <text:p>33.0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',</text:p>
          </table:table-cell>
          <table:table-cell table:formula="of:=RANDBETWEEN(1;4)"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geraet (G_id, Bezeichnung, Anschaffungspreis, Anschaffungsdatum, Mietpreisklasse1, Mietpreisklasse2, Mietpreisklasse3, <text:s/>Zustand, Produktgruppe) VALUES (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ereat12</text:p>
          </table:table-cell>
          <table:table-cell office:value-type="string" calcext:value-type="string">
            <text:p>',</text:p>
          </table:table-cell>
          <table:table-cell table:style-name="ce1" table:formula="of:=RAND()*1000" office:value-type="float" office:value="112.868899124647" calcext:value-type="float">
            <text:p>112.87</text:p>
          </table:table-cell>
          <table:table-cell office:value-type="string" calcext:value-type="string">
            <text:p>,'</text:p>
          </table:table-cell>
          <table:table-cell office:value-type="date" office:date-value="2001-07-21" calcext:value-type="date">
            <text:p>2001-07-21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" table:formula="of:=RAND()*10" office:value-type="float" office:value="2.59892440426689" calcext:value-type="float">
            <text:p>2.60</text:p>
          </table:table-cell>
          <table:table-cell office:value-type="string" calcext:value-type="string">
            <text:p>,</text:p>
          </table:table-cell>
          <table:table-cell table:style-name="ce3" table:formula="of:=[.L13]*10" office:value-type="float" office:value="25.9892440426689" calcext:value-type="float">
            <text:p>25.9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',</text:p>
          </table:table-cell>
          <table:table-cell table:formula="of:=RANDBETWEEN(1;4)" office:value-type="float" office:value="3" calcext:value-type="float">
            <text:p>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geraet (G_id, Bezeichnung, Anschaffungspreis, Anschaffungsdatum, Mietpreisklasse1, Mietpreisklasse2, Mietpreisklasse3, <text:s/>Zustand, Produktgruppe) VALUES (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ereat13</text:p>
          </table:table-cell>
          <table:table-cell office:value-type="string" calcext:value-type="string">
            <text:p>',</text:p>
          </table:table-cell>
          <table:table-cell table:style-name="ce1" table:formula="of:=RAND()*1000" office:value-type="float" office:value="693.871936411108" calcext:value-type="float">
            <text:p>693.87</text:p>
          </table:table-cell>
          <table:table-cell office:value-type="string" calcext:value-type="string">
            <text:p>,'</text:p>
          </table:table-cell>
          <table:table-cell office:value-type="date" office:date-value="2001-07-22" calcext:value-type="date">
            <text:p>2001-07-22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" table:formula="of:=RAND()*10" office:value-type="float" office:value="8.5678224674057" calcext:value-type="float">
            <text:p>8.57</text:p>
          </table:table-cell>
          <table:table-cell office:value-type="string" calcext:value-type="string">
            <text:p>,</text:p>
          </table:table-cell>
          <table:table-cell table:style-name="ce3" table:formula="of:=[.L14]*10" office:value-type="float" office:value="85.678224674057" calcext:value-type="float">
            <text:p>85.6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',</text:p>
          </table:table-cell>
          <table:table-cell table:formula="of:=RANDBETWEEN(1;4)"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geraet (G_id, Bezeichnung, Anschaffungspreis, Anschaffungsdatum, Mietpreisklasse1, Mietpreisklasse2, Mietpreisklasse3, <text:s/>Zustand, Produktgruppe) VALUES (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ereat14</text:p>
          </table:table-cell>
          <table:table-cell office:value-type="string" calcext:value-type="string">
            <text:p>',</text:p>
          </table:table-cell>
          <table:table-cell table:style-name="ce1" table:formula="of:=RAND()*1000" office:value-type="float" office:value="519.835177781237" calcext:value-type="float">
            <text:p>519.84</text:p>
          </table:table-cell>
          <table:table-cell office:value-type="string" calcext:value-type="string">
            <text:p>,'</text:p>
          </table:table-cell>
          <table:table-cell office:value-type="date" office:date-value="2001-07-23" calcext:value-type="date">
            <text:p>2001-07-23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" table:formula="of:=RAND()*10" office:value-type="float" office:value="4.24928468260792" calcext:value-type="float">
            <text:p>4.25</text:p>
          </table:table-cell>
          <table:table-cell office:value-type="string" calcext:value-type="string">
            <text:p>,</text:p>
          </table:table-cell>
          <table:table-cell table:style-name="ce3" table:formula="of:=[.L15]*10" office:value-type="float" office:value="42.4928468260792" calcext:value-type="float">
            <text:p>42.4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',</text:p>
          </table:table-cell>
          <table:table-cell table:formula="of:=RANDBETWEEN(1;4)" office:value-type="float" office:value="3" calcext:value-type="float">
            <text:p>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geraet (G_id, Bezeichnung, Anschaffungspreis, Anschaffungsdatum, Mietpreisklasse1, Mietpreisklasse2, Mietpreisklasse3, <text:s/>Zustand, Produktgruppe) VALUES (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ereat15</text:p>
          </table:table-cell>
          <table:table-cell office:value-type="string" calcext:value-type="string">
            <text:p>',</text:p>
          </table:table-cell>
          <table:table-cell table:style-name="ce1" table:formula="of:=RAND()*1000" office:value-type="float" office:value="87.6815106506734" calcext:value-type="float">
            <text:p>87.68</text:p>
          </table:table-cell>
          <table:table-cell office:value-type="string" calcext:value-type="string">
            <text:p>,'</text:p>
          </table:table-cell>
          <table:table-cell office:value-type="date" office:date-value="2001-07-24" calcext:value-type="date">
            <text:p>2001-07-24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" table:formula="of:=RAND()*10" office:value-type="float" office:value="4.22240042466295" calcext:value-type="float">
            <text:p>4.22</text:p>
          </table:table-cell>
          <table:table-cell office:value-type="string" calcext:value-type="string">
            <text:p>,</text:p>
          </table:table-cell>
          <table:table-cell table:style-name="ce3" table:formula="of:=[.L16]*10" office:value-type="float" office:value="42.2240042466295" calcext:value-type="float">
            <text:p>42.2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',</text:p>
          </table:table-cell>
          <table:table-cell table:formula="of:=RANDBETWEEN(1;4)"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geraet (G_id, Bezeichnung, Anschaffungspreis, Anschaffungsdatum, Mietpreisklasse1, Mietpreisklasse2, Mietpreisklasse3, <text:s/>Zustand, Produktgruppe) VALUES (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ereat16</text:p>
          </table:table-cell>
          <table:table-cell office:value-type="string" calcext:value-type="string">
            <text:p>',</text:p>
          </table:table-cell>
          <table:table-cell table:style-name="ce1" table:formula="of:=RAND()*1000" office:value-type="float" office:value="916.650592301525" calcext:value-type="float">
            <text:p>916.65</text:p>
          </table:table-cell>
          <table:table-cell office:value-type="string" calcext:value-type="string">
            <text:p>,'</text:p>
          </table:table-cell>
          <table:table-cell office:value-type="date" office:date-value="2001-07-25" calcext:value-type="date">
            <text:p>2001-07-25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" table:formula="of:=RAND()*10" office:value-type="float" office:value="4.84094550925225" calcext:value-type="float">
            <text:p>4.84</text:p>
          </table:table-cell>
          <table:table-cell office:value-type="string" calcext:value-type="string">
            <text:p>,</text:p>
          </table:table-cell>
          <table:table-cell table:style-name="ce3" table:formula="of:=[.L17]*10" office:value-type="float" office:value="48.4094550925225" calcext:value-type="float">
            <text:p>48.4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',</text:p>
          </table:table-cell>
          <table:table-cell table:formula="of:=RANDBETWEEN(1;4)" office:value-type="float" office:value="3" calcext:value-type="float">
            <text:p>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geraet (G_id, Bezeichnung, Anschaffungspreis, Anschaffungsdatum, Mietpreisklasse1, Mietpreisklasse2, Mietpreisklasse3, <text:s/>Zustand, Produktgruppe) VALUES (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ereat17</text:p>
          </table:table-cell>
          <table:table-cell office:value-type="string" calcext:value-type="string">
            <text:p>',</text:p>
          </table:table-cell>
          <table:table-cell table:style-name="ce1" table:formula="of:=RAND()*1000" office:value-type="float" office:value="627.504754527441" calcext:value-type="float">
            <text:p>627.50</text:p>
          </table:table-cell>
          <table:table-cell office:value-type="string" calcext:value-type="string">
            <text:p>,'</text:p>
          </table:table-cell>
          <table:table-cell office:value-type="date" office:date-value="2001-07-26" calcext:value-type="date">
            <text:p>2001-07-26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" table:formula="of:=RAND()*10" office:value-type="float" office:value="4.02252004108098" calcext:value-type="float">
            <text:p>4.02</text:p>
          </table:table-cell>
          <table:table-cell office:value-type="string" calcext:value-type="string">
            <text:p>,</text:p>
          </table:table-cell>
          <table:table-cell table:style-name="ce3" table:formula="of:=[.L18]*10" office:value-type="float" office:value="40.2252004108098" calcext:value-type="float">
            <text:p>40.2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',</text:p>
          </table:table-cell>
          <table:table-cell table:formula="of:=RANDBETWEEN(1;4)" office:value-type="float" office:value="3" calcext:value-type="float">
            <text:p>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geraet (G_id, Bezeichnung, Anschaffungspreis, Anschaffungsdatum, Mietpreisklasse1, Mietpreisklasse2, Mietpreisklasse3, <text:s/>Zustand, Produktgruppe) VALUES (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ereat18</text:p>
          </table:table-cell>
          <table:table-cell office:value-type="string" calcext:value-type="string">
            <text:p>',</text:p>
          </table:table-cell>
          <table:table-cell table:style-name="ce1" table:formula="of:=RAND()*1000" office:value-type="float" office:value="378.450013133404" calcext:value-type="float">
            <text:p>378.45</text:p>
          </table:table-cell>
          <table:table-cell office:value-type="string" calcext:value-type="string">
            <text:p>,'</text:p>
          </table:table-cell>
          <table:table-cell office:value-type="date" office:date-value="2001-07-27" calcext:value-type="date">
            <text:p>2001-07-27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" table:formula="of:=RAND()*10" office:value-type="float" office:value="4.1570992745372" calcext:value-type="float">
            <text:p>4.16</text:p>
          </table:table-cell>
          <table:table-cell office:value-type="string" calcext:value-type="string">
            <text:p>,</text:p>
          </table:table-cell>
          <table:table-cell table:style-name="ce3" table:formula="of:=[.L19]*10" office:value-type="float" office:value="41.570992745372" calcext:value-type="float">
            <text:p>41.5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',</text:p>
          </table:table-cell>
          <table:table-cell table:formula="of:=RANDBETWEEN(1;4)"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geraet (G_id, Bezeichnung, Anschaffungspreis, Anschaffungsdatum, Mietpreisklasse1, Mietpreisklasse2, Mietpreisklasse3, <text:s/>Zustand, Produktgruppe) VALUES (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ereat19</text:p>
          </table:table-cell>
          <table:table-cell office:value-type="string" calcext:value-type="string">
            <text:p>',</text:p>
          </table:table-cell>
          <table:table-cell table:style-name="ce1" table:formula="of:=RAND()*1000" office:value-type="float" office:value="304.538657627898" calcext:value-type="float">
            <text:p>304.54</text:p>
          </table:table-cell>
          <table:table-cell office:value-type="string" calcext:value-type="string">
            <text:p>,'</text:p>
          </table:table-cell>
          <table:table-cell office:value-type="date" office:date-value="2001-07-28" calcext:value-type="date">
            <text:p>2001-07-28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" table:formula="of:=RAND()*10" office:value-type="float" office:value="9.40888248997808" calcext:value-type="float">
            <text:p>9.41</text:p>
          </table:table-cell>
          <table:table-cell office:value-type="string" calcext:value-type="string">
            <text:p>,</text:p>
          </table:table-cell>
          <table:table-cell table:style-name="ce3" table:formula="of:=[.L20]*10" office:value-type="float" office:value="94.0888248997808" calcext:value-type="float">
            <text:p>94.0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',</text:p>
          </table:table-cell>
          <table:table-cell table:formula="of:=RANDBETWEEN(1;4)" office:value-type="float" office:value="3" calcext:value-type="float">
            <text:p>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geraet (G_id, Bezeichnung, Anschaffungspreis, Anschaffungsdatum, Mietpreisklasse1, Mietpreisklasse2, Mietpreisklasse3, <text:s/>Zustand, Produktgruppe) VALUES (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ereat20</text:p>
          </table:table-cell>
          <table:table-cell office:value-type="string" calcext:value-type="string">
            <text:p>',</text:p>
          </table:table-cell>
          <table:table-cell table:style-name="ce1" table:formula="of:=RAND()*1000" office:value-type="float" office:value="841.186242198257" calcext:value-type="float">
            <text:p>841.19</text:p>
          </table:table-cell>
          <table:table-cell office:value-type="string" calcext:value-type="string">
            <text:p>,'</text:p>
          </table:table-cell>
          <table:table-cell office:value-type="date" office:date-value="2001-07-29" calcext:value-type="date">
            <text:p>2001-07-29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" table:formula="of:=RAND()*10" office:value-type="float" office:value="4.96345824048544" calcext:value-type="float">
            <text:p>4.96</text:p>
          </table:table-cell>
          <table:table-cell office:value-type="string" calcext:value-type="string">
            <text:p>,</text:p>
          </table:table-cell>
          <table:table-cell table:style-name="ce3" table:formula="of:=[.L21]*10" office:value-type="float" office:value="49.6345824048544" calcext:value-type="float">
            <text:p>49.6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',</text:p>
          </table:table-cell>
          <table:table-cell table:formula="of:=RANDBETWEEN(1;4)" office:value-type="float" office:value="2" calcext:value-type="float">
            <text:p>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geraet (G_id, Bezeichnung, Anschaffungspreis, Anschaffungsdatum, Mietpreisklasse1, Mietpreisklasse2, Mietpreisklasse3, <text:s/>Zustand, Produktgruppe) VALUES (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ereat21</text:p>
          </table:table-cell>
          <table:table-cell office:value-type="string" calcext:value-type="string">
            <text:p>',</text:p>
          </table:table-cell>
          <table:table-cell table:style-name="ce1" table:formula="of:=RAND()*1000" office:value-type="float" office:value="600.797373515637" calcext:value-type="float">
            <text:p>600.80</text:p>
          </table:table-cell>
          <table:table-cell office:value-type="string" calcext:value-type="string">
            <text:p>,'</text:p>
          </table:table-cell>
          <table:table-cell office:value-type="date" office:date-value="2001-07-30" calcext:value-type="date">
            <text:p>2001-07-30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" table:formula="of:=RAND()*10" office:value-type="float" office:value="7.14967651596321" calcext:value-type="float">
            <text:p>7.15</text:p>
          </table:table-cell>
          <table:table-cell office:value-type="string" calcext:value-type="string">
            <text:p>,</text:p>
          </table:table-cell>
          <table:table-cell table:style-name="ce3" table:formula="of:=[.L22]*10" office:value-type="float" office:value="71.4967651596321" calcext:value-type="float">
            <text:p>71.5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',</text:p>
          </table:table-cell>
          <table:table-cell table:formula="of:=RANDBETWEEN(1;4)"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geraet (G_id, Bezeichnung, Anschaffungspreis, Anschaffungsdatum, Mietpreisklasse1, Mietpreisklasse2, Mietpreisklasse3, <text:s/>Zustand, Produktgruppe) VALUES (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ereat22</text:p>
          </table:table-cell>
          <table:table-cell office:value-type="string" calcext:value-type="string">
            <text:p>',</text:p>
          </table:table-cell>
          <table:table-cell table:style-name="ce1" table:formula="of:=RAND()*1000" office:value-type="float" office:value="855.469246188884" calcext:value-type="float">
            <text:p>855.47</text:p>
          </table:table-cell>
          <table:table-cell office:value-type="string" calcext:value-type="string">
            <text:p>,'</text:p>
          </table:table-cell>
          <table:table-cell office:value-type="date" office:date-value="2001-07-31" calcext:value-type="date">
            <text:p>2001-07-31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" table:formula="of:=RAND()*10" office:value-type="float" office:value="8.39180756410894" calcext:value-type="float">
            <text:p>8.39</text:p>
          </table:table-cell>
          <table:table-cell office:value-type="string" calcext:value-type="string">
            <text:p>,</text:p>
          </table:table-cell>
          <table:table-cell table:style-name="ce3" table:formula="of:=[.L23]*10" office:value-type="float" office:value="83.9180756410894" calcext:value-type="float">
            <text:p>83.9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',</text:p>
          </table:table-cell>
          <table:table-cell table:formula="of:=RANDBETWEEN(1;4)" office:value-type="float" office:value="3" calcext:value-type="float">
            <text:p>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geraet (G_id, Bezeichnung, Anschaffungspreis, Anschaffungsdatum, Mietpreisklasse1, Mietpreisklasse2, Mietpreisklasse3, <text:s/>Zustand, Produktgruppe) VALUES (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ereat23</text:p>
          </table:table-cell>
          <table:table-cell office:value-type="string" calcext:value-type="string">
            <text:p>',</text:p>
          </table:table-cell>
          <table:table-cell table:style-name="ce1" table:formula="of:=RAND()*1000" office:value-type="float" office:value="666.659276244443" calcext:value-type="float">
            <text:p>666.66</text:p>
          </table:table-cell>
          <table:table-cell office:value-type="string" calcext:value-type="string">
            <text:p>,'</text:p>
          </table:table-cell>
          <table:table-cell office:value-type="date" office:date-value="2001-08-01" calcext:value-type="date">
            <text:p>2001-08-01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" table:formula="of:=RAND()*10" office:value-type="float" office:value="4.42908264489935" calcext:value-type="float">
            <text:p>4.43</text:p>
          </table:table-cell>
          <table:table-cell office:value-type="string" calcext:value-type="string">
            <text:p>,</text:p>
          </table:table-cell>
          <table:table-cell table:style-name="ce3" table:formula="of:=[.L24]*10" office:value-type="float" office:value="44.2908264489935" calcext:value-type="float">
            <text:p>44.2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',</text:p>
          </table:table-cell>
          <table:table-cell table:formula="of:=RANDBETWEEN(1;4)" office:value-type="float" office:value="3" calcext:value-type="float">
            <text:p>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geraet (G_id, Bezeichnung, Anschaffungspreis, Anschaffungsdatum, Mietpreisklasse1, Mietpreisklasse2, Mietpreisklasse3, <text:s/>Zustand, Produktgruppe) VALUES (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ereat24</text:p>
          </table:table-cell>
          <table:table-cell office:value-type="string" calcext:value-type="string">
            <text:p>',</text:p>
          </table:table-cell>
          <table:table-cell table:style-name="ce1" table:formula="of:=RAND()*1000" office:value-type="float" office:value="408.16399108229" calcext:value-type="float">
            <text:p>408.16</text:p>
          </table:table-cell>
          <table:table-cell office:value-type="string" calcext:value-type="string">
            <text:p>,'</text:p>
          </table:table-cell>
          <table:table-cell office:value-type="date" office:date-value="2001-08-02" calcext:value-type="date">
            <text:p>2001-08-02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" table:formula="of:=RAND()*10" office:value-type="float" office:value="0.529244656161981" calcext:value-type="float">
            <text:p>0.53</text:p>
          </table:table-cell>
          <table:table-cell office:value-type="string" calcext:value-type="string">
            <text:p>,</text:p>
          </table:table-cell>
          <table:table-cell table:style-name="ce3" table:formula="of:=[.L25]*10" office:value-type="float" office:value="5.29244656161981" calcext:value-type="float">
            <text:p>5.2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',</text:p>
          </table:table-cell>
          <table:table-cell table:formula="of:=RANDBETWEEN(1;4)"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geraet (G_id, Bezeichnung, Anschaffungspreis, Anschaffungsdatum, Mietpreisklasse1, Mietpreisklasse2, Mietpreisklasse3, <text:s/>Zustand, Produktgruppe) VALUES (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ereat25</text:p>
          </table:table-cell>
          <table:table-cell office:value-type="string" calcext:value-type="string">
            <text:p>',</text:p>
          </table:table-cell>
          <table:table-cell table:style-name="ce1" table:formula="of:=RAND()*1000" office:value-type="float" office:value="635.577545757604" calcext:value-type="float">
            <text:p>635.58</text:p>
          </table:table-cell>
          <table:table-cell office:value-type="string" calcext:value-type="string">
            <text:p>,'</text:p>
          </table:table-cell>
          <table:table-cell office:value-type="date" office:date-value="2001-08-03" calcext:value-type="date">
            <text:p>2001-08-03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" table:formula="of:=RAND()*10" office:value-type="float" office:value="8.96956238759624" calcext:value-type="float">
            <text:p>8.97</text:p>
          </table:table-cell>
          <table:table-cell office:value-type="string" calcext:value-type="string">
            <text:p>,</text:p>
          </table:table-cell>
          <table:table-cell table:style-name="ce3" table:formula="of:=[.L26]*10" office:value-type="float" office:value="89.6956238759624" calcext:value-type="float">
            <text:p>89.7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',</text:p>
          </table:table-cell>
          <table:table-cell table:formula="of:=RANDBETWEEN(1;4)"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geraet (G_id, Bezeichnung, Anschaffungspreis, Anschaffungsdatum, Mietpreisklasse1, Mietpreisklasse2, Mietpreisklasse3, <text:s/>Zustand, Produktgruppe) VALUES (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ereat26</text:p>
          </table:table-cell>
          <table:table-cell office:value-type="string" calcext:value-type="string">
            <text:p>',</text:p>
          </table:table-cell>
          <table:table-cell table:style-name="ce1" table:formula="of:=RAND()*1000" office:value-type="float" office:value="390.178512752753" calcext:value-type="float">
            <text:p>390.18</text:p>
          </table:table-cell>
          <table:table-cell office:value-type="string" calcext:value-type="string">
            <text:p>,'</text:p>
          </table:table-cell>
          <table:table-cell office:value-type="date" office:date-value="2001-08-04" calcext:value-type="date">
            <text:p>2001-08-04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" table:formula="of:=RAND()*10" office:value-type="float" office:value="6.72249080510867" calcext:value-type="float">
            <text:p>6.72</text:p>
          </table:table-cell>
          <table:table-cell office:value-type="string" calcext:value-type="string">
            <text:p>,</text:p>
          </table:table-cell>
          <table:table-cell table:style-name="ce3" table:formula="of:=[.L27]*10" office:value-type="float" office:value="67.2249080510867" calcext:value-type="float">
            <text:p>67.2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',</text:p>
          </table:table-cell>
          <table:table-cell table:formula="of:=RANDBETWEEN(1;4)"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geraet (G_id, Bezeichnung, Anschaffungspreis, Anschaffungsdatum, Mietpreisklasse1, Mietpreisklasse2, Mietpreisklasse3, <text:s/>Zustand, Produktgruppe) VALUES (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ereat27</text:p>
          </table:table-cell>
          <table:table-cell office:value-type="string" calcext:value-type="string">
            <text:p>',</text:p>
          </table:table-cell>
          <table:table-cell table:style-name="ce1" table:formula="of:=RAND()*1000" office:value-type="float" office:value="526.320074969049" calcext:value-type="float">
            <text:p>526.32</text:p>
          </table:table-cell>
          <table:table-cell office:value-type="string" calcext:value-type="string">
            <text:p>,'</text:p>
          </table:table-cell>
          <table:table-cell office:value-type="date" office:date-value="2001-08-05" calcext:value-type="date">
            <text:p>2001-08-05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" table:formula="of:=RAND()*10" office:value-type="float" office:value="9.52941747849799" calcext:value-type="float">
            <text:p>9.53</text:p>
          </table:table-cell>
          <table:table-cell office:value-type="string" calcext:value-type="string">
            <text:p>,</text:p>
          </table:table-cell>
          <table:table-cell table:style-name="ce3" table:formula="of:=[.L28]*10" office:value-type="float" office:value="95.2941747849799" calcext:value-type="float">
            <text:p>95.2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',</text:p>
          </table:table-cell>
          <table:table-cell table:formula="of:=RANDBETWEEN(1;4)"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geraet (G_id, Bezeichnung, Anschaffungspreis, Anschaffungsdatum, Mietpreisklasse1, Mietpreisklasse2, Mietpreisklasse3, <text:s/>Zustand, Produktgruppe) VALUES (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ereat28</text:p>
          </table:table-cell>
          <table:table-cell office:value-type="string" calcext:value-type="string">
            <text:p>',</text:p>
          </table:table-cell>
          <table:table-cell table:style-name="ce1" table:formula="of:=RAND()*1000" office:value-type="float" office:value="528.277542845212" calcext:value-type="float">
            <text:p>528.28</text:p>
          </table:table-cell>
          <table:table-cell office:value-type="string" calcext:value-type="string">
            <text:p>,'</text:p>
          </table:table-cell>
          <table:table-cell office:value-type="date" office:date-value="2001-08-06" calcext:value-type="date">
            <text:p>2001-08-06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" table:formula="of:=RAND()*10" office:value-type="float" office:value="0.780077479331826" calcext:value-type="float">
            <text:p>0.78</text:p>
          </table:table-cell>
          <table:table-cell office:value-type="string" calcext:value-type="string">
            <text:p>,</text:p>
          </table:table-cell>
          <table:table-cell table:style-name="ce3" table:formula="of:=[.L29]*10" office:value-type="float" office:value="7.80077479331826" calcext:value-type="float">
            <text:p>7.8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',</text:p>
          </table:table-cell>
          <table:table-cell table:formula="of:=RANDBETWEEN(1;4)"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geraet (G_id, Bezeichnung, Anschaffungspreis, Anschaffungsdatum, Mietpreisklasse1, Mietpreisklasse2, Mietpreisklasse3, <text:s/>Zustand, Produktgruppe) VALUES (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ereat29</text:p>
          </table:table-cell>
          <table:table-cell office:value-type="string" calcext:value-type="string">
            <text:p>',</text:p>
          </table:table-cell>
          <table:table-cell table:style-name="ce1" table:formula="of:=RAND()*1000" office:value-type="float" office:value="894.396909852956" calcext:value-type="float">
            <text:p>894.40</text:p>
          </table:table-cell>
          <table:table-cell office:value-type="string" calcext:value-type="string">
            <text:p>,'</text:p>
          </table:table-cell>
          <table:table-cell office:value-type="date" office:date-value="2001-08-07" calcext:value-type="date">
            <text:p>2001-08-07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" table:formula="of:=RAND()*10" office:value-type="float" office:value="5.01717863064611" calcext:value-type="float">
            <text:p>5.02</text:p>
          </table:table-cell>
          <table:table-cell office:value-type="string" calcext:value-type="string">
            <text:p>,</text:p>
          </table:table-cell>
          <table:table-cell table:style-name="ce3" table:formula="of:=[.L30]*10" office:value-type="float" office:value="50.1717863064611" calcext:value-type="float">
            <text:p>50.1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',</text:p>
          </table:table-cell>
          <table:table-cell table:formula="of:=RANDBETWEEN(1;4)" office:value-type="float" office:value="2" calcext:value-type="float">
            <text:p>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geraet (G_id, Bezeichnung, Anschaffungspreis, Anschaffungsdatum, Mietpreisklasse1, Mietpreisklasse2, Mietpreisklasse3, <text:s/>Zustand, Produktgruppe) VALUES (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ereat30</text:p>
          </table:table-cell>
          <table:table-cell office:value-type="string" calcext:value-type="string">
            <text:p>',</text:p>
          </table:table-cell>
          <table:table-cell table:style-name="ce1" table:formula="of:=RAND()*1000" office:value-type="float" office:value="321.717024351819" calcext:value-type="float">
            <text:p>321.72</text:p>
          </table:table-cell>
          <table:table-cell office:value-type="string" calcext:value-type="string">
            <text:p>,'</text:p>
          </table:table-cell>
          <table:table-cell office:value-type="date" office:date-value="2001-08-08" calcext:value-type="date">
            <text:p>2001-08-08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" table:formula="of:=RAND()*10" office:value-type="float" office:value="6.26504475123708" calcext:value-type="float">
            <text:p>6.27</text:p>
          </table:table-cell>
          <table:table-cell office:value-type="string" calcext:value-type="string">
            <text:p>,</text:p>
          </table:table-cell>
          <table:table-cell table:style-name="ce3" table:formula="of:=[.L31]*10" office:value-type="float" office:value="62.6504475123708" calcext:value-type="float">
            <text:p>62.6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',</text:p>
          </table:table-cell>
          <table:table-cell table:formula="of:=RANDBETWEEN(1;4)" office:value-type="float" office:value="2" calcext:value-type="float">
            <text:p>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geraet (G_id, Bezeichnung, Anschaffungspreis, Anschaffungsdatum, Mietpreisklasse1, Mietpreisklasse2, Mietpreisklasse3, <text:s/>Zustand, Produktgruppe) VALUES (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ereat31</text:p>
          </table:table-cell>
          <table:table-cell office:value-type="string" calcext:value-type="string">
            <text:p>',</text:p>
          </table:table-cell>
          <table:table-cell table:style-name="ce1" table:formula="of:=RAND()*1000" office:value-type="float" office:value="389.330103371615" calcext:value-type="float">
            <text:p>389.33</text:p>
          </table:table-cell>
          <table:table-cell office:value-type="string" calcext:value-type="string">
            <text:p>,'</text:p>
          </table:table-cell>
          <table:table-cell office:value-type="date" office:date-value="2001-08-09" calcext:value-type="date">
            <text:p>2001-08-09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" table:formula="of:=RAND()*10" office:value-type="float" office:value="9.48182125776891" calcext:value-type="float">
            <text:p>9.48</text:p>
          </table:table-cell>
          <table:table-cell office:value-type="string" calcext:value-type="string">
            <text:p>,</text:p>
          </table:table-cell>
          <table:table-cell table:style-name="ce3" table:formula="of:=[.L32]*10" office:value-type="float" office:value="94.8182125776891" calcext:value-type="float">
            <text:p>94.8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',</text:p>
          </table:table-cell>
          <table:table-cell table:formula="of:=RANDBETWEEN(1;4)"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geraet (G_id, Bezeichnung, Anschaffungspreis, Anschaffungsdatum, Mietpreisklasse1, Mietpreisklasse2, Mietpreisklasse3, <text:s/>Zustand, Produktgruppe) VALUES (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ereat32</text:p>
          </table:table-cell>
          <table:table-cell office:value-type="string" calcext:value-type="string">
            <text:p>',</text:p>
          </table:table-cell>
          <table:table-cell table:style-name="ce1" table:formula="of:=RAND()*1000" office:value-type="float" office:value="216.650976174777" calcext:value-type="float">
            <text:p>216.65</text:p>
          </table:table-cell>
          <table:table-cell office:value-type="string" calcext:value-type="string">
            <text:p>,'</text:p>
          </table:table-cell>
          <table:table-cell office:value-type="date" office:date-value="2001-08-10" calcext:value-type="date">
            <text:p>2001-08-10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" table:formula="of:=RAND()*10" office:value-type="float" office:value="2.26535054588986" calcext:value-type="float">
            <text:p>2.27</text:p>
          </table:table-cell>
          <table:table-cell office:value-type="string" calcext:value-type="string">
            <text:p>,</text:p>
          </table:table-cell>
          <table:table-cell table:style-name="ce3" table:formula="of:=[.L33]*10" office:value-type="float" office:value="22.6535054588986" calcext:value-type="float">
            <text:p>22.6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',</text:p>
          </table:table-cell>
          <table:table-cell table:formula="of:=RANDBETWEEN(1;4)" office:value-type="float" office:value="2" calcext:value-type="float">
            <text:p>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geraet (G_id, Bezeichnung, Anschaffungspreis, Anschaffungsdatum, Mietpreisklasse1, Mietpreisklasse2, Mietpreisklasse3, <text:s/>Zustand, Produktgruppe) VALUES (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ereat33</text:p>
          </table:table-cell>
          <table:table-cell office:value-type="string" calcext:value-type="string">
            <text:p>',</text:p>
          </table:table-cell>
          <table:table-cell table:style-name="ce1" table:formula="of:=RAND()*1000" office:value-type="float" office:value="814.674329477326" calcext:value-type="float">
            <text:p>814.67</text:p>
          </table:table-cell>
          <table:table-cell office:value-type="string" calcext:value-type="string">
            <text:p>,'</text:p>
          </table:table-cell>
          <table:table-cell office:value-type="date" office:date-value="2001-08-11" calcext:value-type="date">
            <text:p>2001-08-11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" table:formula="of:=RAND()*10" office:value-type="float" office:value="4.92063593706798" calcext:value-type="float">
            <text:p>4.92</text:p>
          </table:table-cell>
          <table:table-cell office:value-type="string" calcext:value-type="string">
            <text:p>,</text:p>
          </table:table-cell>
          <table:table-cell table:style-name="ce3" table:formula="of:=[.L34]*10" office:value-type="float" office:value="49.2063593706798" calcext:value-type="float">
            <text:p>49.2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',</text:p>
          </table:table-cell>
          <table:table-cell table:formula="of:=RANDBETWEEN(1;4)"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geraet (G_id, Bezeichnung, Anschaffungspreis, Anschaffungsdatum, Mietpreisklasse1, Mietpreisklasse2, Mietpreisklasse3, <text:s/>Zustand, Produktgruppe) VALUES (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ereat34</text:p>
          </table:table-cell>
          <table:table-cell office:value-type="string" calcext:value-type="string">
            <text:p>',</text:p>
          </table:table-cell>
          <table:table-cell table:style-name="ce1" table:formula="of:=RAND()*1000" office:value-type="float" office:value="415.418813032704" calcext:value-type="float">
            <text:p>415.42</text:p>
          </table:table-cell>
          <table:table-cell office:value-type="string" calcext:value-type="string">
            <text:p>,'</text:p>
          </table:table-cell>
          <table:table-cell office:value-type="date" office:date-value="2001-08-12" calcext:value-type="date">
            <text:p>2001-08-12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" table:formula="of:=RAND()*10" office:value-type="float" office:value="3.04837064592537" calcext:value-type="float">
            <text:p>3.05</text:p>
          </table:table-cell>
          <table:table-cell office:value-type="string" calcext:value-type="string">
            <text:p>,</text:p>
          </table:table-cell>
          <table:table-cell table:style-name="ce3" table:formula="of:=[.L35]*10" office:value-type="float" office:value="30.4837064592537" calcext:value-type="float">
            <text:p>30.4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',</text:p>
          </table:table-cell>
          <table:table-cell table:formula="of:=RANDBETWEEN(1;4)" office:value-type="float" office:value="2" calcext:value-type="float">
            <text:p>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geraet (G_id, Bezeichnung, Anschaffungspreis, Anschaffungsdatum, Mietpreisklasse1, Mietpreisklasse2, Mietpreisklasse3, <text:s/>Zustand, Produktgruppe) VALUES (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ereat35</text:p>
          </table:table-cell>
          <table:table-cell office:value-type="string" calcext:value-type="string">
            <text:p>',</text:p>
          </table:table-cell>
          <table:table-cell table:style-name="ce1" table:formula="of:=RAND()*1000" office:value-type="float" office:value="770.79211392475" calcext:value-type="float">
            <text:p>770.79</text:p>
          </table:table-cell>
          <table:table-cell office:value-type="string" calcext:value-type="string">
            <text:p>,'</text:p>
          </table:table-cell>
          <table:table-cell office:value-type="date" office:date-value="2001-08-13" calcext:value-type="date">
            <text:p>2001-08-13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" table:formula="of:=RAND()*10" office:value-type="float" office:value="0.447081255733536" calcext:value-type="float">
            <text:p>0.45</text:p>
          </table:table-cell>
          <table:table-cell office:value-type="string" calcext:value-type="string">
            <text:p>,</text:p>
          </table:table-cell>
          <table:table-cell table:style-name="ce3" table:formula="of:=[.L36]*10" office:value-type="float" office:value="4.47081255733536" calcext:value-type="float">
            <text:p>4.4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',</text:p>
          </table:table-cell>
          <table:table-cell table:formula="of:=RANDBETWEEN(1;4)" office:value-type="float" office:value="3" calcext:value-type="float">
            <text:p>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geraet (G_id, Bezeichnung, Anschaffungspreis, Anschaffungsdatum, Mietpreisklasse1, Mietpreisklasse2, Mietpreisklasse3, <text:s/>Zustand, Produktgruppe) VALUES (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ereat36</text:p>
          </table:table-cell>
          <table:table-cell office:value-type="string" calcext:value-type="string">
            <text:p>',</text:p>
          </table:table-cell>
          <table:table-cell table:style-name="ce1" table:formula="of:=RAND()*1000" office:value-type="float" office:value="1.22392734386638" calcext:value-type="float">
            <text:p>1.22</text:p>
          </table:table-cell>
          <table:table-cell office:value-type="string" calcext:value-type="string">
            <text:p>,'</text:p>
          </table:table-cell>
          <table:table-cell office:value-type="date" office:date-value="2001-08-14" calcext:value-type="date">
            <text:p>2001-08-14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" table:formula="of:=RAND()*10" office:value-type="float" office:value="8.75336877169377" calcext:value-type="float">
            <text:p>8.75</text:p>
          </table:table-cell>
          <table:table-cell office:value-type="string" calcext:value-type="string">
            <text:p>,</text:p>
          </table:table-cell>
          <table:table-cell table:style-name="ce3" table:formula="of:=[.L37]*10" office:value-type="float" office:value="87.5336877169377" calcext:value-type="float">
            <text:p>87.5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',</text:p>
          </table:table-cell>
          <table:table-cell table:formula="of:=RANDBETWEEN(1;4)"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geraet (G_id, Bezeichnung, Anschaffungspreis, Anschaffungsdatum, Mietpreisklasse1, Mietpreisklasse2, Mietpreisklasse3, <text:s/>Zustand, Produktgruppe) VALUES (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ereat37</text:p>
          </table:table-cell>
          <table:table-cell office:value-type="string" calcext:value-type="string">
            <text:p>',</text:p>
          </table:table-cell>
          <table:table-cell table:style-name="ce1" table:formula="of:=RAND()*1000" office:value-type="float" office:value="269.580133700808" calcext:value-type="float">
            <text:p>269.58</text:p>
          </table:table-cell>
          <table:table-cell office:value-type="string" calcext:value-type="string">
            <text:p>,'</text:p>
          </table:table-cell>
          <table:table-cell office:value-type="date" office:date-value="2001-08-15" calcext:value-type="date">
            <text:p>2001-08-15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" table:formula="of:=RAND()*10" office:value-type="float" office:value="7.75659354833922" calcext:value-type="float">
            <text:p>7.76</text:p>
          </table:table-cell>
          <table:table-cell office:value-type="string" calcext:value-type="string">
            <text:p>,</text:p>
          </table:table-cell>
          <table:table-cell table:style-name="ce3" table:formula="of:=[.L38]*10" office:value-type="float" office:value="77.5659354833922" calcext:value-type="float">
            <text:p>77.5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',</text:p>
          </table:table-cell>
          <table:table-cell table:formula="of:=RANDBETWEEN(1;4)"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geraet (G_id, Bezeichnung, Anschaffungspreis, Anschaffungsdatum, Mietpreisklasse1, Mietpreisklasse2, Mietpreisklasse3, <text:s/>Zustand, Produktgruppe) VALUES (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ereat38</text:p>
          </table:table-cell>
          <table:table-cell office:value-type="string" calcext:value-type="string">
            <text:p>',</text:p>
          </table:table-cell>
          <table:table-cell table:style-name="ce1" table:formula="of:=RAND()*1000" office:value-type="float" office:value="15.5837712327836" calcext:value-type="float">
            <text:p>15.58</text:p>
          </table:table-cell>
          <table:table-cell office:value-type="string" calcext:value-type="string">
            <text:p>,'</text:p>
          </table:table-cell>
          <table:table-cell office:value-type="date" office:date-value="2001-08-16" calcext:value-type="date">
            <text:p>2001-08-16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" table:formula="of:=RAND()*10" office:value-type="float" office:value="5.81299930286704" calcext:value-type="float">
            <text:p>5.81</text:p>
          </table:table-cell>
          <table:table-cell office:value-type="string" calcext:value-type="string">
            <text:p>,</text:p>
          </table:table-cell>
          <table:table-cell table:style-name="ce3" table:formula="of:=[.L39]*10" office:value-type="float" office:value="58.1299930286704" calcext:value-type="float">
            <text:p>58.1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',</text:p>
          </table:table-cell>
          <table:table-cell table:formula="of:=RANDBETWEEN(1;4)"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geraet (G_id, Bezeichnung, Anschaffungspreis, Anschaffungsdatum, Mietpreisklasse1, Mietpreisklasse2, Mietpreisklasse3, <text:s/>Zustand, Produktgruppe) VALUES (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ereat39</text:p>
          </table:table-cell>
          <table:table-cell office:value-type="string" calcext:value-type="string">
            <text:p>',</text:p>
          </table:table-cell>
          <table:table-cell table:style-name="ce1" table:formula="of:=RAND()*1000" office:value-type="float" office:value="717.86349897189" calcext:value-type="float">
            <text:p>717.86</text:p>
          </table:table-cell>
          <table:table-cell office:value-type="string" calcext:value-type="string">
            <text:p>,'</text:p>
          </table:table-cell>
          <table:table-cell office:value-type="date" office:date-value="2001-08-17" calcext:value-type="date">
            <text:p>2001-08-17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" table:formula="of:=RAND()*10" office:value-type="float" office:value="8.56755420841442" calcext:value-type="float">
            <text:p>8.57</text:p>
          </table:table-cell>
          <table:table-cell office:value-type="string" calcext:value-type="string">
            <text:p>,</text:p>
          </table:table-cell>
          <table:table-cell table:style-name="ce3" table:formula="of:=[.L40]*10" office:value-type="float" office:value="85.6755420841442" calcext:value-type="float">
            <text:p>85.6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',</text:p>
          </table:table-cell>
          <table:table-cell table:formula="of:=RANDBETWEEN(1;4)"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geraet (G_id, Bezeichnung, Anschaffungspreis, Anschaffungsdatum, Mietpreisklasse1, Mietpreisklasse2, Mietpreisklasse3, <text:s/>Zustand, Produktgruppe) VALUES (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ereat40</text:p>
          </table:table-cell>
          <table:table-cell office:value-type="string" calcext:value-type="string">
            <text:p>',</text:p>
          </table:table-cell>
          <table:table-cell table:style-name="ce1" table:formula="of:=RAND()*1000" office:value-type="float" office:value="96.5068716905508" calcext:value-type="float">
            <text:p>96.51</text:p>
          </table:table-cell>
          <table:table-cell office:value-type="string" calcext:value-type="string">
            <text:p>,'</text:p>
          </table:table-cell>
          <table:table-cell office:value-type="date" office:date-value="2001-08-18" calcext:value-type="date">
            <text:p>2001-08-18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" table:formula="of:=RAND()*10" office:value-type="float" office:value="5.16619594919498" calcext:value-type="float">
            <text:p>5.17</text:p>
          </table:table-cell>
          <table:table-cell office:value-type="string" calcext:value-type="string">
            <text:p>,</text:p>
          </table:table-cell>
          <table:table-cell table:style-name="ce3" table:formula="of:=[.L41]*10" office:value-type="float" office:value="51.6619594919498" calcext:value-type="float">
            <text:p>51.6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',</text:p>
          </table:table-cell>
          <table:table-cell table:formula="of:=RANDBETWEEN(1;4)" office:value-type="float" office:value="3" calcext:value-type="float">
            <text:p>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geraet (G_id, Bezeichnung, Anschaffungspreis, Anschaffungsdatum, Mietpreisklasse1, Mietpreisklasse2, Mietpreisklasse3, <text:s/>Zustand, Produktgruppe) VALUES (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ereat41</text:p>
          </table:table-cell>
          <table:table-cell office:value-type="string" calcext:value-type="string">
            <text:p>',</text:p>
          </table:table-cell>
          <table:table-cell table:style-name="ce1" table:formula="of:=RAND()*1000" office:value-type="float" office:value="650.085000730097" calcext:value-type="float">
            <text:p>650.09</text:p>
          </table:table-cell>
          <table:table-cell office:value-type="string" calcext:value-type="string">
            <text:p>,'</text:p>
          </table:table-cell>
          <table:table-cell office:value-type="date" office:date-value="2001-08-19" calcext:value-type="date">
            <text:p>2001-08-19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" table:formula="of:=RAND()*10" office:value-type="float" office:value="3.44085104098418" calcext:value-type="float">
            <text:p>3.44</text:p>
          </table:table-cell>
          <table:table-cell office:value-type="string" calcext:value-type="string">
            <text:p>,</text:p>
          </table:table-cell>
          <table:table-cell table:style-name="ce3" table:formula="of:=[.L42]*10" office:value-type="float" office:value="34.4085104098418" calcext:value-type="float">
            <text:p>34.4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',</text:p>
          </table:table-cell>
          <table:table-cell table:formula="of:=RANDBETWEEN(1;4)" office:value-type="float" office:value="3" calcext:value-type="float">
            <text:p>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geraet (G_id, Bezeichnung, Anschaffungspreis, Anschaffungsdatum, Mietpreisklasse1, Mietpreisklasse2, Mietpreisklasse3, <text:s/>Zustand, Produktgruppe) VALUES (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ereat42</text:p>
          </table:table-cell>
          <table:table-cell office:value-type="string" calcext:value-type="string">
            <text:p>',</text:p>
          </table:table-cell>
          <table:table-cell table:style-name="ce1" table:formula="of:=RAND()*1000" office:value-type="float" office:value="746.183360134948" calcext:value-type="float">
            <text:p>746.18</text:p>
          </table:table-cell>
          <table:table-cell office:value-type="string" calcext:value-type="string">
            <text:p>,'</text:p>
          </table:table-cell>
          <table:table-cell office:value-type="date" office:date-value="2001-08-20" calcext:value-type="date">
            <text:p>2001-08-20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" table:formula="of:=RAND()*10" office:value-type="float" office:value="2.82616945022361" calcext:value-type="float">
            <text:p>2.83</text:p>
          </table:table-cell>
          <table:table-cell office:value-type="string" calcext:value-type="string">
            <text:p>,</text:p>
          </table:table-cell>
          <table:table-cell table:style-name="ce3" table:formula="of:=[.L43]*10" office:value-type="float" office:value="28.2616945022361" calcext:value-type="float">
            <text:p>28.2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',</text:p>
          </table:table-cell>
          <table:table-cell table:formula="of:=RANDBETWEEN(1;4)"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geraet (G_id, Bezeichnung, Anschaffungspreis, Anschaffungsdatum, Mietpreisklasse1, Mietpreisklasse2, Mietpreisklasse3, <text:s/>Zustand, Produktgruppe) VALUES (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ereat43</text:p>
          </table:table-cell>
          <table:table-cell office:value-type="string" calcext:value-type="string">
            <text:p>',</text:p>
          </table:table-cell>
          <table:table-cell table:style-name="ce1" table:formula="of:=RAND()*1000" office:value-type="float" office:value="838.600275599086" calcext:value-type="float">
            <text:p>838.60</text:p>
          </table:table-cell>
          <table:table-cell office:value-type="string" calcext:value-type="string">
            <text:p>,'</text:p>
          </table:table-cell>
          <table:table-cell office:value-type="date" office:date-value="2001-08-21" calcext:value-type="date">
            <text:p>2001-08-21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" table:formula="of:=RAND()*10" office:value-type="float" office:value="8.65475004908692" calcext:value-type="float">
            <text:p>8.65</text:p>
          </table:table-cell>
          <table:table-cell office:value-type="string" calcext:value-type="string">
            <text:p>,</text:p>
          </table:table-cell>
          <table:table-cell table:style-name="ce3" table:formula="of:=[.L44]*10" office:value-type="float" office:value="86.5475004908692" calcext:value-type="float">
            <text:p>86.5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',</text:p>
          </table:table-cell>
          <table:table-cell table:formula="of:=RANDBETWEEN(1;4)" office:value-type="float" office:value="3" calcext:value-type="float">
            <text:p>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geraet (G_id, Bezeichnung, Anschaffungspreis, Anschaffungsdatum, Mietpreisklasse1, Mietpreisklasse2, Mietpreisklasse3, <text:s/>Zustand, Produktgruppe) VALUES (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ereat44</text:p>
          </table:table-cell>
          <table:table-cell office:value-type="string" calcext:value-type="string">
            <text:p>',</text:p>
          </table:table-cell>
          <table:table-cell table:style-name="ce1" table:formula="of:=RAND()*1000" office:value-type="float" office:value="981.56561733268" calcext:value-type="float">
            <text:p>981.57</text:p>
          </table:table-cell>
          <table:table-cell office:value-type="string" calcext:value-type="string">
            <text:p>,'</text:p>
          </table:table-cell>
          <table:table-cell office:value-type="date" office:date-value="2001-08-22" calcext:value-type="date">
            <text:p>2001-08-22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" table:formula="of:=RAND()*10" office:value-type="float" office:value="3.40098134544965" calcext:value-type="float">
            <text:p>3.40</text:p>
          </table:table-cell>
          <table:table-cell office:value-type="string" calcext:value-type="string">
            <text:p>,</text:p>
          </table:table-cell>
          <table:table-cell table:style-name="ce3" table:formula="of:=[.L45]*10" office:value-type="float" office:value="34.0098134544965" calcext:value-type="float">
            <text:p>34.0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',</text:p>
          </table:table-cell>
          <table:table-cell table:formula="of:=RANDBETWEEN(1;4)"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geraet (G_id, Bezeichnung, Anschaffungspreis, Anschaffungsdatum, Mietpreisklasse1, Mietpreisklasse2, Mietpreisklasse3, <text:s/>Zustand, Produktgruppe) VALUES (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ereat45</text:p>
          </table:table-cell>
          <table:table-cell office:value-type="string" calcext:value-type="string">
            <text:p>',</text:p>
          </table:table-cell>
          <table:table-cell table:style-name="ce1" table:formula="of:=RAND()*1000" office:value-type="float" office:value="140.509246470148" calcext:value-type="float">
            <text:p>140.51</text:p>
          </table:table-cell>
          <table:table-cell office:value-type="string" calcext:value-type="string">
            <text:p>,'</text:p>
          </table:table-cell>
          <table:table-cell office:value-type="date" office:date-value="2001-08-23" calcext:value-type="date">
            <text:p>2001-08-23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" table:formula="of:=RAND()*10" office:value-type="float" office:value="4.11022219933227" calcext:value-type="float">
            <text:p>4.11</text:p>
          </table:table-cell>
          <table:table-cell office:value-type="string" calcext:value-type="string">
            <text:p>,</text:p>
          </table:table-cell>
          <table:table-cell table:style-name="ce3" table:formula="of:=[.L46]*10" office:value-type="float" office:value="41.1022219933227" calcext:value-type="float">
            <text:p>41.1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',</text:p>
          </table:table-cell>
          <table:table-cell table:formula="of:=RANDBETWEEN(1;4)" office:value-type="float" office:value="2" calcext:value-type="float">
            <text:p>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geraet (G_id, Bezeichnung, Anschaffungspreis, Anschaffungsdatum, Mietpreisklasse1, Mietpreisklasse2, Mietpreisklasse3, <text:s/>Zustand, Produktgruppe) VALUES (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ereat46</text:p>
          </table:table-cell>
          <table:table-cell office:value-type="string" calcext:value-type="string">
            <text:p>',</text:p>
          </table:table-cell>
          <table:table-cell table:style-name="ce1" table:formula="of:=RAND()*1000" office:value-type="float" office:value="367.728086340232" calcext:value-type="float">
            <text:p>367.73</text:p>
          </table:table-cell>
          <table:table-cell office:value-type="string" calcext:value-type="string">
            <text:p>,'</text:p>
          </table:table-cell>
          <table:table-cell office:value-type="date" office:date-value="2001-08-24" calcext:value-type="date">
            <text:p>2001-08-24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" table:formula="of:=RAND()*10" office:value-type="float" office:value="0.840510403601316" calcext:value-type="float">
            <text:p>0.84</text:p>
          </table:table-cell>
          <table:table-cell office:value-type="string" calcext:value-type="string">
            <text:p>,</text:p>
          </table:table-cell>
          <table:table-cell table:style-name="ce3" table:formula="of:=[.L47]*10" office:value-type="float" office:value="8.40510403601316" calcext:value-type="float">
            <text:p>8.4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',</text:p>
          </table:table-cell>
          <table:table-cell table:formula="of:=RANDBETWEEN(1;4)" office:value-type="float" office:value="3" calcext:value-type="float">
            <text:p>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geraet (G_id, Bezeichnung, Anschaffungspreis, Anschaffungsdatum, Mietpreisklasse1, Mietpreisklasse2, Mietpreisklasse3, <text:s/>Zustand, Produktgruppe) VALUES (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ereat47</text:p>
          </table:table-cell>
          <table:table-cell office:value-type="string" calcext:value-type="string">
            <text:p>',</text:p>
          </table:table-cell>
          <table:table-cell table:style-name="ce1" table:formula="of:=RAND()*1000" office:value-type="float" office:value="143.837083120073" calcext:value-type="float">
            <text:p>143.84</text:p>
          </table:table-cell>
          <table:table-cell office:value-type="string" calcext:value-type="string">
            <text:p>,'</text:p>
          </table:table-cell>
          <table:table-cell office:value-type="date" office:date-value="2001-08-25" calcext:value-type="date">
            <text:p>2001-08-25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" table:formula="of:=RAND()*10" office:value-type="float" office:value="6.27380977007332" calcext:value-type="float">
            <text:p>6.27</text:p>
          </table:table-cell>
          <table:table-cell office:value-type="string" calcext:value-type="string">
            <text:p>,</text:p>
          </table:table-cell>
          <table:table-cell table:style-name="ce3" table:formula="of:=[.L48]*10" office:value-type="float" office:value="62.7380977007332" calcext:value-type="float">
            <text:p>62.7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',</text:p>
          </table:table-cell>
          <table:table-cell table:formula="of:=RANDBETWEEN(1;4)" office:value-type="float" office:value="2" calcext:value-type="float">
            <text:p>2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geraet (G_id, Bezeichnung, Anschaffungspreis, Anschaffungsdatum, Mietpreisklasse1, Mietpreisklasse2, Mietpreisklasse3, <text:s/>Zustand, Produktgruppe) VALUES (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ereat48</text:p>
          </table:table-cell>
          <table:table-cell office:value-type="string" calcext:value-type="string">
            <text:p>',</text:p>
          </table:table-cell>
          <table:table-cell table:style-name="ce1" table:formula="of:=RAND()*1000" office:value-type="float" office:value="805.628458242852" calcext:value-type="float">
            <text:p>805.63</text:p>
          </table:table-cell>
          <table:table-cell office:value-type="string" calcext:value-type="string">
            <text:p>,'</text:p>
          </table:table-cell>
          <table:table-cell office:value-type="date" office:date-value="2001-08-26" calcext:value-type="date">
            <text:p>2001-08-26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" table:formula="of:=RAND()*10" office:value-type="float" office:value="9.67701273793944" calcext:value-type="float">
            <text:p>9.68</text:p>
          </table:table-cell>
          <table:table-cell office:value-type="string" calcext:value-type="string">
            <text:p>,</text:p>
          </table:table-cell>
          <table:table-cell table:style-name="ce3" table:formula="of:=[.L49]*10" office:value-type="float" office:value="96.7701273793944" calcext:value-type="float">
            <text:p>96.7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',</text:p>
          </table:table-cell>
          <table:table-cell table:formula="of:=RANDBETWEEN(1;4)" office:value-type="float" office:value="3" calcext:value-type="float">
            <text:p>3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geraet (G_id, Bezeichnung, Anschaffungspreis, Anschaffungsdatum, Mietpreisklasse1, Mietpreisklasse2, Mietpreisklasse3, <text:s/>Zustand, Produktgruppe) VALUES (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ereat49</text:p>
          </table:table-cell>
          <table:table-cell office:value-type="string" calcext:value-type="string">
            <text:p>',</text:p>
          </table:table-cell>
          <table:table-cell table:style-name="ce1" table:formula="of:=RAND()*1000" office:value-type="float" office:value="976.728271437526" calcext:value-type="float">
            <text:p>976.73</text:p>
          </table:table-cell>
          <table:table-cell office:value-type="string" calcext:value-type="string">
            <text:p>,'</text:p>
          </table:table-cell>
          <table:table-cell office:value-type="date" office:date-value="2001-08-27" calcext:value-type="date">
            <text:p>2001-08-27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" table:formula="of:=RAND()*10" office:value-type="float" office:value="6.81100783232967" calcext:value-type="float">
            <text:p>6.81</text:p>
          </table:table-cell>
          <table:table-cell office:value-type="string" calcext:value-type="string">
            <text:p>,</text:p>
          </table:table-cell>
          <table:table-cell table:style-name="ce3" table:formula="of:=[.L50]*10" office:value-type="float" office:value="68.1100783232967" calcext:value-type="float">
            <text:p>68.1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',</text:p>
          </table:table-cell>
          <table:table-cell table:formula="of:=RANDBETWEEN(1;4)"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geraet (G_id, Bezeichnung, Anschaffungspreis, Anschaffungsdatum, Mietpreisklasse1, Mietpreisklasse2, Mietpreisklasse3, <text:s/>Zustand, Produktgruppe) VALUES (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ereat50</text:p>
          </table:table-cell>
          <table:table-cell office:value-type="string" calcext:value-type="string">
            <text:p>',</text:p>
          </table:table-cell>
          <table:table-cell table:style-name="ce1" table:formula="of:=RAND()*1000" office:value-type="float" office:value="335.042443140798" calcext:value-type="float">
            <text:p>335.04</text:p>
          </table:table-cell>
          <table:table-cell office:value-type="string" calcext:value-type="string">
            <text:p>,'</text:p>
          </table:table-cell>
          <table:table-cell office:value-type="date" office:date-value="2001-08-28" calcext:value-type="date">
            <text:p>2001-08-28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" table:formula="of:=RAND()*10" office:value-type="float" office:value="6.31365521134915" calcext:value-type="float">
            <text:p>6.31</text:p>
          </table:table-cell>
          <table:table-cell office:value-type="string" calcext:value-type="string">
            <text:p>,</text:p>
          </table:table-cell>
          <table:table-cell table:style-name="ce3" table:formula="of:=[.L51]*10" office:value-type="float" office:value="63.1365521134915" calcext:value-type="float">
            <text:p>63.1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',</text:p>
          </table:table-cell>
          <table:table-cell table:formula="of:=RANDBETWEEN(1;4)"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</table:table-row>
        <table:table-row table:style-name="ro1" table:number-rows-repeated="1048524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Mietvertrag" table:style-name="ta1">
        <table:table-column table:style-name="co22" table:default-cell-style-name="Default"/>
        <table:table-column table:style-name="co23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25" table:default-cell-style-name="Default"/>
        <table:table-column table:style-name="co3" table:default-cell-style-name="Default"/>
        <table:table-column table:style-name="co6" table:default-cell-style-name="ce2"/>
        <table:table-column table:style-name="co5" table:default-cell-style-name="ce4"/>
        <table:table-column table:style-name="co6" table:default-cell-style-name="ce2"/>
        <table:table-column table:style-name="co9" table:default-cell-style-name="ce4"/>
        <table:table-column table:style-name="co4" table:number-columns-repeated="2" table:default-cell-style-name="Default"/>
        <table:table-row table:style-name="ro1">
          <table:table-cell/>
          <table:table-cell office:value-type="string" calcext:value-type="string">
            <text:p>M_id</text:p>
          </table:table-cell>
          <table:table-cell/>
          <table:table-cell office:value-type="string" calcext:value-type="string">
            <text:p>G_id</text:p>
          </table:table-cell>
          <table:table-cell/>
          <table:table-cell office:value-type="string" calcext:value-type="string">
            <text:p>K_id</text:p>
          </table:table-cell>
          <table:table-cell/>
          <table:table-cell office:value-type="string" calcext:value-type="string">
            <text:p>R_id</text:p>
          </table:table-cell>
          <table:table-cell/>
          <table:table-cell table:style-name="Default" office:value-type="string" calcext:value-type="string">
            <text:p>Abgabe</text:p>
          </table:table-cell>
          <table:table-cell table:style-name="Default"/>
          <table:table-cell table:style-name="Default" office:value-type="string" calcext:value-type="string">
            <text:p>Rueckgabe</text:p>
          </table:table-cell>
          <table:table-cell table:style-name="Default"/>
          <table:table-cell office:value-type="string" calcext:value-type="string">
            <text:p>Status</text:p>
          </table:table-cell>
          <table:table-cell/>
        </table:table-row>
        <table:table-row table:style-name="ro1">
          <table:table-cell office:value-type="string" calcext:value-type="string">
            <text:p>Insert into Mietvertrag (M_id, G_id, K_id, R_id, Abgabe, Rueckgabe, Status) Values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RANDBETWEEN(1;50)"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'</text:p>
          </table:table-cell>
          <table:table-cell office:value-type="date" office:date-value="2020-07-20" calcext:value-type="date">
            <text:p>2020-07-20</text:p>
          </table:table-cell>
          <table:table-cell office:value-type="string" calcext:value-type="string">
            <text:p>','</text:p>
          </table:table-cell>
          <table:table-cell office:value-type="date" office:date-value="2020-07-30" calcext:value-type="date">
            <text:p>2020-07-3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ietvertrag (M_id, G_id, K_id, R_id, Abgabe, Rueckgabe, Status) Values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RANDBETWEEN(1;50)" office:value-type="float" office:value="38" calcext:value-type="float">
            <text:p>38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'</text:p>
          </table:table-cell>
          <table:table-cell table:formula="of:=[.J2]" office:value-type="date" office:date-value="2020-07-20" calcext:value-type="date">
            <text:p>2020-07-20</text:p>
          </table:table-cell>
          <table:table-cell office:value-type="string" calcext:value-type="string">
            <text:p>','</text:p>
          </table:table-cell>
          <table:table-cell table:formula="of:=[.L2]" office:value-type="date" office:date-value="2020-07-30" calcext:value-type="date">
            <text:p>2020-07-3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ietvertrag (M_id, G_id, K_id, R_id, Abgabe, Rueckgabe, Status) Values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RANDBETWEEN(1;50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'</text:p>
          </table:table-cell>
          <table:table-cell table:formula="of:=[.J3]" office:value-type="date" office:date-value="2020-07-20" calcext:value-type="date">
            <text:p>2020-07-20</text:p>
          </table:table-cell>
          <table:table-cell office:value-type="string" calcext:value-type="string">
            <text:p>','</text:p>
          </table:table-cell>
          <table:table-cell table:formula="of:=[.L3]" office:value-type="date" office:date-value="2020-07-30" calcext:value-type="date">
            <text:p>2020-07-3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ietvertrag (M_id, G_id, K_id, R_id, Abgabe, Rueckgabe, Status) Values(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RANDBETWEEN(1;50)" office:value-type="float" office:value="39" calcext:value-type="float">
            <text:p>39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'</text:p>
          </table:table-cell>
          <table:table-cell table:formula="of:=[.J4]" office:value-type="date" office:date-value="2020-07-20" calcext:value-type="date">
            <text:p>2020-07-20</text:p>
          </table:table-cell>
          <table:table-cell office:value-type="string" calcext:value-type="string">
            <text:p>','</text:p>
          </table:table-cell>
          <table:table-cell table:formula="of:=[.L4]" office:value-type="date" office:date-value="2020-07-30" calcext:value-type="date">
            <text:p>2020-07-3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ietvertrag (M_id, G_id, K_id, R_id, Abgabe, Rueckgabe, Status) Values(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RANDBETWEEN(1;50)" office:value-type="float" office:value="20" calcext:value-type="float">
            <text:p>2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'</text:p>
          </table:table-cell>
          <table:table-cell table:formula="of:=[.J5]+2" office:value-type="date" office:date-value="2020-07-22" calcext:value-type="date">
            <text:p>2020-07-22</text:p>
          </table:table-cell>
          <table:table-cell office:value-type="string" calcext:value-type="string">
            <text:p>','</text:p>
          </table:table-cell>
          <table:table-cell table:formula="of:=[.L5]" office:value-type="date" office:date-value="2020-07-30" calcext:value-type="date">
            <text:p>2020-07-3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ietvertrag (M_id, G_id, K_id, R_id, Abgabe, Rueckgabe, Status) Values(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RANDBETWEEN(1;50)" office:value-type="float" office:value="19" calcext:value-type="float">
            <text:p>19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'</text:p>
          </table:table-cell>
          <table:table-cell table:formula="of:=[.J6]" office:value-type="date" office:date-value="2020-07-22" calcext:value-type="date">
            <text:p>2020-07-22</text:p>
          </table:table-cell>
          <table:table-cell office:value-type="string" calcext:value-type="string">
            <text:p>','</text:p>
          </table:table-cell>
          <table:table-cell table:formula="of:=[.L6]" office:value-type="date" office:date-value="2020-07-30" calcext:value-type="date">
            <text:p>2020-07-3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ietvertrag (M_id, G_id, K_id, R_id, Abgabe, Rueckgabe, Status) Values(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RANDBETWEEN(1;50)" office:value-type="float" office:value="35" calcext:value-type="float">
            <text:p>3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'</text:p>
          </table:table-cell>
          <table:table-cell table:formula="of:=[.J7]" office:value-type="date" office:date-value="2020-07-22" calcext:value-type="date">
            <text:p>2020-07-22</text:p>
          </table:table-cell>
          <table:table-cell office:value-type="string" calcext:value-type="string">
            <text:p>','</text:p>
          </table:table-cell>
          <table:table-cell table:formula="of:=[.L7]" office:value-type="date" office:date-value="2020-07-30" calcext:value-type="date">
            <text:p>2020-07-3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ietvertrag (M_id, G_id, K_id, R_id, Abgabe, Rueckgabe, Status) Values(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table:formula="of:=RANDBETWEEN(1;50)" office:value-type="float" office:value="36" calcext:value-type="float">
            <text:p>36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'</text:p>
          </table:table-cell>
          <table:table-cell table:formula="of:=[.J8]" office:value-type="date" office:date-value="2020-07-22" calcext:value-type="date">
            <text:p>2020-07-22</text:p>
          </table:table-cell>
          <table:table-cell office:value-type="string" calcext:value-type="string">
            <text:p>','</text:p>
          </table:table-cell>
          <table:table-cell table:formula="of:=[.L8]" office:value-type="date" office:date-value="2020-07-30" calcext:value-type="date">
            <text:p>2020-07-3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ietvertrag (M_id, G_id, K_id, R_id, Abgabe, Rueckgabe, Status) Values(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RANDBETWEEN(1;50)" office:value-type="float" office:value="32" calcext:value-type="float">
            <text:p>32</text:p>
          </table:table-cell>
          <table:table-cell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'</text:p>
          </table:table-cell>
          <table:table-cell office:value-type="date" office:date-value="2020-08-01" calcext:value-type="date">
            <text:p>2020-08-01</text:p>
          </table:table-cell>
          <table:table-cell office:value-type="string" calcext:value-type="string">
            <text:p>','</text:p>
          </table:table-cell>
          <table:table-cell table:formula="of:=[.J10]+10" office:value-type="date" office:date-value="2020-08-11" calcext:value-type="date">
            <text:p>2020-08-1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ietvertrag (M_id, G_id, K_id, R_id, Abgabe, Rueckgabe, Status) Values(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table:formula="of:=RANDBETWEEN(1;50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'</text:p>
          </table:table-cell>
          <table:table-cell table:formula="of:=[.J10]" office:value-type="date" office:date-value="2020-08-01" calcext:value-type="date">
            <text:p>2020-08-01</text:p>
          </table:table-cell>
          <table:table-cell office:value-type="string" calcext:value-type="string">
            <text:p>','</text:p>
          </table:table-cell>
          <table:table-cell table:formula="of:=[.L10]" office:value-type="date" office:date-value="2020-08-11" calcext:value-type="date">
            <text:p>2020-08-1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ietvertrag (M_id, G_id, K_id, R_id, Abgabe, Rueckgabe, Status) Values(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RANDBETWEEN(1;50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'</text:p>
          </table:table-cell>
          <table:table-cell table:formula="of:=[.J11]" office:value-type="date" office:date-value="2020-08-01" calcext:value-type="date">
            <text:p>2020-08-01</text:p>
          </table:table-cell>
          <table:table-cell office:value-type="string" calcext:value-type="string">
            <text:p>','</text:p>
          </table:table-cell>
          <table:table-cell table:formula="of:=[.L11]" office:value-type="date" office:date-value="2020-08-11" calcext:value-type="date">
            <text:p>2020-08-1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ietvertrag (M_id, G_id, K_id, R_id, Abgabe, Rueckgabe, Status) Values(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table:formula="of:=RANDBETWEEN(1;50)" office:value-type="float" office:value="29" calcext:value-type="float">
            <text:p>29</text:p>
          </table:table-cell>
          <table:table-cell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'</text:p>
          </table:table-cell>
          <table:table-cell table:formula="of:=[.J12]" office:value-type="date" office:date-value="2020-08-01" calcext:value-type="date">
            <text:p>2020-08-01</text:p>
          </table:table-cell>
          <table:table-cell office:value-type="string" calcext:value-type="string">
            <text:p>','</text:p>
          </table:table-cell>
          <table:table-cell table:formula="of:=[.L12]" office:value-type="date" office:date-value="2020-08-11" calcext:value-type="date">
            <text:p>2020-08-1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ietvertrag (M_id, G_id, K_id, R_id, Abgabe, Rueckgabe, Status) Values(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</text:p>
          </table:table-cell>
          <table:table-cell table:formula="of:=RANDBETWEEN(1;50)" office:value-type="float" office:value="48" calcext:value-type="float">
            <text:p>48</text:p>
          </table:table-cell>
          <table:table-cell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'</text:p>
          </table:table-cell>
          <table:table-cell table:formula="of:=[.J13]" office:value-type="date" office:date-value="2020-08-01" calcext:value-type="date">
            <text:p>2020-08-01</text:p>
          </table:table-cell>
          <table:table-cell office:value-type="string" calcext:value-type="string">
            <text:p>','</text:p>
          </table:table-cell>
          <table:table-cell table:formula="of:=[.L13]" office:value-type="date" office:date-value="2020-08-11" calcext:value-type="date">
            <text:p>2020-08-1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ietvertrag (M_id, G_id, K_id, R_id, Abgabe, Rueckgabe, Status) Values(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</text:p>
          </table:table-cell>
          <table:table-cell table:formula="of:=RANDBETWEEN(1;50)" office:value-type="float" office:value="29" calcext:value-type="float">
            <text:p>29</text:p>
          </table:table-cell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'</text:p>
          </table:table-cell>
          <table:table-cell table:formula="of:=[.J14]" office:value-type="date" office:date-value="2020-08-01" calcext:value-type="date">
            <text:p>2020-08-01</text:p>
          </table:table-cell>
          <table:table-cell office:value-type="string" calcext:value-type="string">
            <text:p>','</text:p>
          </table:table-cell>
          <table:table-cell table:formula="of:=[.L14]" office:value-type="date" office:date-value="2020-08-11" calcext:value-type="date">
            <text:p>2020-08-1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ietvertrag (M_id, G_id, K_id, R_id, Abgabe, Rueckgabe, Status) Values(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  <table:table-cell table:formula="of:=RANDBETWEEN(1;50)" office:value-type="float" office:value="45" calcext:value-type="float">
            <text:p>45</text:p>
          </table:table-cell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'</text:p>
          </table:table-cell>
          <table:table-cell table:formula="of:=[.J15]" office:value-type="date" office:date-value="2020-08-01" calcext:value-type="date">
            <text:p>2020-08-01</text:p>
          </table:table-cell>
          <table:table-cell office:value-type="string" calcext:value-type="string">
            <text:p>','</text:p>
          </table:table-cell>
          <table:table-cell table:formula="of:=[.L15]" office:value-type="date" office:date-value="2020-08-11" calcext:value-type="date">
            <text:p>2020-08-1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ietvertrag (M_id, G_id, K_id, R_id, Abgabe, Rueckgabe, Status) Values(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table:formula="of:=RANDBETWEEN(1;50)" office:value-type="float" office:value="31" calcext:value-type="float">
            <text:p>31</text:p>
          </table:table-cell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'</text:p>
          </table:table-cell>
          <table:table-cell table:formula="of:=[.J16]" office:value-type="date" office:date-value="2020-08-01" calcext:value-type="date">
            <text:p>2020-08-01</text:p>
          </table:table-cell>
          <table:table-cell office:value-type="string" calcext:value-type="string">
            <text:p>','</text:p>
          </table:table-cell>
          <table:table-cell table:formula="of:=[.L16]" office:value-type="date" office:date-value="2020-08-11" calcext:value-type="date">
            <text:p>2020-08-1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ietvertrag (M_id, G_id, K_id, R_id, Abgabe, Rueckgabe, Status) Values(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</text:p>
          </table:table-cell>
          <table:table-cell table:formula="of:=RANDBETWEEN(1;50)"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'</text:p>
          </table:table-cell>
          <table:table-cell table:formula="of:=[.J17]" office:value-type="date" office:date-value="2020-08-01" calcext:value-type="date">
            <text:p>2020-08-01</text:p>
          </table:table-cell>
          <table:table-cell office:value-type="string" calcext:value-type="string">
            <text:p>','</text:p>
          </table:table-cell>
          <table:table-cell table:formula="of:=[.L17]" office:value-type="date" office:date-value="2020-08-11" calcext:value-type="date">
            <text:p>2020-08-1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ietvertrag (M_id, G_id, K_id, R_id, Abgabe, Rueckgabe, Status) Values(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  <table:table-cell table:formula="of:=RANDBETWEEN(1;50)" office:value-type="float" office:value="31" calcext:value-type="float">
            <text:p>31</text:p>
          </table:table-cell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'</text:p>
          </table:table-cell>
          <table:table-cell table:formula="of:=[.J18]" office:value-type="date" office:date-value="2020-08-01" calcext:value-type="date">
            <text:p>2020-08-01</text:p>
          </table:table-cell>
          <table:table-cell office:value-type="string" calcext:value-type="string">
            <text:p>','</text:p>
          </table:table-cell>
          <table:table-cell table:formula="of:=[.L18]" office:value-type="date" office:date-value="2020-08-11" calcext:value-type="date">
            <text:p>2020-08-1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ietvertrag (M_id, G_id, K_id, R_id, Abgabe, Rueckgabe, Status) Values(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</text:p>
          </table:table-cell>
          <table:table-cell table:formula="of:=RANDBETWEEN(1;50)"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'</text:p>
          </table:table-cell>
          <table:table-cell table:formula="of:=[.J19]" office:value-type="date" office:date-value="2020-08-01" calcext:value-type="date">
            <text:p>2020-08-01</text:p>
          </table:table-cell>
          <table:table-cell office:value-type="string" calcext:value-type="string">
            <text:p>','</text:p>
          </table:table-cell>
          <table:table-cell table:formula="of:=[.L19]" office:value-type="date" office:date-value="2020-08-11" calcext:value-type="date">
            <text:p>2020-08-1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ietvertrag (M_id, G_id, K_id, R_id, Abgabe, Rueckgabe, Status) Values(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</text:p>
          </table:table-cell>
          <table:table-cell table:formula="of:=RANDBETWEEN(1;50)" office:value-type="float" office:value="47" calcext:value-type="float">
            <text:p>47</text:p>
          </table:table-cell>
          <table:table-cell office:value-type="string" calcext:value-type="string">
            <text:p>,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'</text:p>
          </table:table-cell>
          <table:table-cell office:value-type="date" office:date-value="2020-08-13" calcext:value-type="date">
            <text:p>2020-08-13</text:p>
          </table:table-cell>
          <table:table-cell office:value-type="string" calcext:value-type="string">
            <text:p>','</text:p>
          </table:table-cell>
          <table:table-cell table:formula="of:=[.J21]+12" office:value-type="date" office:date-value="2020-08-25" calcext:value-type="date">
            <text:p>2020-08-25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ietvertrag (M_id, G_id, K_id, R_id, Abgabe, Rueckgabe, Status) Values(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</text:p>
          </table:table-cell>
          <table:table-cell table:formula="of:=RANDBETWEEN(1;50)" office:value-type="float" office:value="26" calcext:value-type="float">
            <text:p>26</text:p>
          </table:table-cell>
          <table:table-cell office:value-type="string" calcext:value-type="string">
            <text:p>,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'</text:p>
          </table:table-cell>
          <table:table-cell table:formula="of:=[.J21]" office:value-type="date" office:date-value="2020-08-13" calcext:value-type="date">
            <text:p>2020-08-13</text:p>
          </table:table-cell>
          <table:table-cell office:value-type="string" calcext:value-type="string">
            <text:p>','</text:p>
          </table:table-cell>
          <table:table-cell table:formula="of:=[.L21]" office:value-type="date" office:date-value="2020-08-25" calcext:value-type="date">
            <text:p>2020-08-25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ietvertrag (M_id, G_id, K_id, R_id, Abgabe, Rueckgabe, Status) Values(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</text:p>
          </table:table-cell>
          <table:table-cell table:formula="of:=RANDBETWEEN(1;50)" office:value-type="float" office:value="42" calcext:value-type="float">
            <text:p>42</text:p>
          </table:table-cell>
          <table:table-cell office:value-type="string" calcext:value-type="string">
            <text:p>,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'</text:p>
          </table:table-cell>
          <table:table-cell table:formula="of:=[.J22]" office:value-type="date" office:date-value="2020-08-13" calcext:value-type="date">
            <text:p>2020-08-13</text:p>
          </table:table-cell>
          <table:table-cell office:value-type="string" calcext:value-type="string">
            <text:p>','</text:p>
          </table:table-cell>
          <table:table-cell table:formula="of:=[.L22]" office:value-type="date" office:date-value="2020-08-25" calcext:value-type="date">
            <text:p>2020-08-25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ietvertrag (M_id, G_id, K_id, R_id, Abgabe, Rueckgabe, Status) Values(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formula="of:=RANDBETWEEN(1;50)" office:value-type="float" office:value="35" calcext:value-type="float">
            <text:p>35</text:p>
          </table:table-cell>
          <table:table-cell office:value-type="string" calcext:value-type="string">
            <text:p>,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'</text:p>
          </table:table-cell>
          <table:table-cell table:formula="of:=[.J23]" office:value-type="date" office:date-value="2020-08-13" calcext:value-type="date">
            <text:p>2020-08-13</text:p>
          </table:table-cell>
          <table:table-cell office:value-type="string" calcext:value-type="string">
            <text:p>','</text:p>
          </table:table-cell>
          <table:table-cell table:formula="of:=[.L23]" office:value-type="date" office:date-value="2020-08-25" calcext:value-type="date">
            <text:p>2020-08-25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ietvertrag (M_id, G_id, K_id, R_id, Abgabe, Rueckgabe, Status) Values(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</text:p>
          </table:table-cell>
          <table:table-cell table:formula="of:=RANDBETWEEN(1;50)"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'</text:p>
          </table:table-cell>
          <table:table-cell table:formula="of:=[.J24]" office:value-type="date" office:date-value="2020-08-13" calcext:value-type="date">
            <text:p>2020-08-13</text:p>
          </table:table-cell>
          <table:table-cell office:value-type="string" calcext:value-type="string">
            <text:p>','</text:p>
          </table:table-cell>
          <table:table-cell table:formula="of:=[.L24]" office:value-type="date" office:date-value="2020-08-25" calcext:value-type="date">
            <text:p>2020-08-25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ietvertrag (M_id, G_id, K_id, R_id, Abgabe, Rueckgabe, Status) Values(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  <table:table-cell table:formula="of:=RANDBETWEEN(1;50)" office:value-type="float" office:value="46" calcext:value-type="float">
            <text:p>46</text:p>
          </table:table-cell>
          <table:table-cell office:value-type="string" calcext:value-type="string">
            <text:p>,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'</text:p>
          </table:table-cell>
          <table:table-cell table:formula="of:=[.J25]" office:value-type="date" office:date-value="2020-08-13" calcext:value-type="date">
            <text:p>2020-08-13</text:p>
          </table:table-cell>
          <table:table-cell office:value-type="string" calcext:value-type="string">
            <text:p>','</text:p>
          </table:table-cell>
          <table:table-cell table:formula="of:=[.L25]" office:value-type="date" office:date-value="2020-08-25" calcext:value-type="date">
            <text:p>2020-08-25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ietvertrag (M_id, G_id, K_id, R_id, Abgabe, Rueckgabe, Status) Values(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</text:p>
          </table:table-cell>
          <table:table-cell table:formula="of:=RANDBETWEEN(1;50)"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'</text:p>
          </table:table-cell>
          <table:table-cell table:formula="of:=[.J26]" office:value-type="date" office:date-value="2020-08-13" calcext:value-type="date">
            <text:p>2020-08-13</text:p>
          </table:table-cell>
          <table:table-cell office:value-type="string" calcext:value-type="string">
            <text:p>','</text:p>
          </table:table-cell>
          <table:table-cell table:formula="of:=[.L26]" office:value-type="date" office:date-value="2020-08-25" calcext:value-type="date">
            <text:p>2020-08-25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ietvertrag (M_id, G_id, K_id, R_id, Abgabe, Rueckgabe, Status) Values(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,</text:p>
          </table:table-cell>
          <table:table-cell table:formula="of:=RANDBETWEEN(1;50)" office:value-type="float" office:value="40" calcext:value-type="float">
            <text:p>40</text:p>
          </table:table-cell>
          <table:table-cell office:value-type="string" calcext:value-type="string">
            <text:p>,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'</text:p>
          </table:table-cell>
          <table:table-cell table:formula="of:=[.J27]" office:value-type="date" office:date-value="2020-08-13" calcext:value-type="date">
            <text:p>2020-08-13</text:p>
          </table:table-cell>
          <table:table-cell office:value-type="string" calcext:value-type="string">
            <text:p>','</text:p>
          </table:table-cell>
          <table:table-cell table:formula="of:=[.L27]" office:value-type="date" office:date-value="2020-08-25" calcext:value-type="date">
            <text:p>2020-08-25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ietvertrag (M_id, G_id, K_id, R_id, Abgabe, Rueckgabe, Status) Values(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</text:p>
          </table:table-cell>
          <table:table-cell table:formula="of:=RANDBETWEEN(1;50)" office:value-type="float" office:value="29" calcext:value-type="float">
            <text:p>29</text:p>
          </table:table-cell>
          <table:table-cell office:value-type="string" calcext:value-type="string">
            <text:p>,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'</text:p>
          </table:table-cell>
          <table:table-cell table:formula="of:=[.J28]" office:value-type="date" office:date-value="2020-08-13" calcext:value-type="date">
            <text:p>2020-08-13</text:p>
          </table:table-cell>
          <table:table-cell office:value-type="string" calcext:value-type="string">
            <text:p>','</text:p>
          </table:table-cell>
          <table:table-cell table:formula="of:=[.L28]" office:value-type="date" office:date-value="2020-08-25" calcext:value-type="date">
            <text:p>2020-08-25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ietvertrag (M_id, G_id, K_id, R_id, Abgabe, Rueckgabe, Status) Values(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,</text:p>
          </table:table-cell>
          <table:table-cell table:formula="of:=RANDBETWEEN(1;50)" office:value-type="float" office:value="42" calcext:value-type="float">
            <text:p>42</text:p>
          </table:table-cell>
          <table:table-cell office:value-type="string" calcext:value-type="string">
            <text:p>,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'</text:p>
          </table:table-cell>
          <table:table-cell table:formula="of:=[.J29]" office:value-type="date" office:date-value="2020-08-13" calcext:value-type="date">
            <text:p>2020-08-13</text:p>
          </table:table-cell>
          <table:table-cell office:value-type="string" calcext:value-type="string">
            <text:p>','</text:p>
          </table:table-cell>
          <table:table-cell table:formula="of:=[.L29]" office:value-type="date" office:date-value="2020-08-25" calcext:value-type="date">
            <text:p>2020-08-25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ietvertrag (M_id, G_id, K_id, R_id, Abgabe, Rueckgabe, Status) Values(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</text:p>
          </table:table-cell>
          <table:table-cell table:formula="of:=RANDBETWEEN(1;50)" office:value-type="float" office:value="48" calcext:value-type="float">
            <text:p>48</text:p>
          </table:table-cell>
          <table:table-cell office:value-type="string" calcext:value-type="string">
            <text:p>,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'</text:p>
          </table:table-cell>
          <table:table-cell table:formula="of:=[.J30]" office:value-type="date" office:date-value="2020-08-13" calcext:value-type="date">
            <text:p>2020-08-13</text:p>
          </table:table-cell>
          <table:table-cell office:value-type="string" calcext:value-type="string">
            <text:p>','</text:p>
          </table:table-cell>
          <table:table-cell table:formula="of:=[.L30]" office:value-type="date" office:date-value="2020-08-25" calcext:value-type="date">
            <text:p>2020-08-25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ietvertrag (M_id, G_id, K_id, R_id, Abgabe, Rueckgabe, Status) Values(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,</text:p>
          </table:table-cell>
          <table:table-cell table:formula="of:=RANDBETWEEN(1;50)" office:value-type="float" office:value="45" calcext:value-type="float">
            <text:p>45</text:p>
          </table:table-cell>
          <table:table-cell office:value-type="string" calcext:value-type="string">
            <text:p>,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'</text:p>
          </table:table-cell>
          <table:table-cell table:formula="of:=[.J31]" office:value-type="date" office:date-value="2020-08-13" calcext:value-type="date">
            <text:p>2020-08-13</text:p>
          </table:table-cell>
          <table:table-cell office:value-type="string" calcext:value-type="string">
            <text:p>','</text:p>
          </table:table-cell>
          <table:table-cell table:formula="of:=[.L31]" office:value-type="date" office:date-value="2020-08-25" calcext:value-type="date">
            <text:p>2020-08-25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ietvertrag (M_id, G_id, K_id, R_id, Abgabe, Rueckgabe, Status) Values(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,</text:p>
          </table:table-cell>
          <table:table-cell table:formula="of:=RANDBETWEEN(1;50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'</text:p>
          </table:table-cell>
          <table:table-cell table:formula="of:=[.J32]" office:value-type="date" office:date-value="2020-08-13" calcext:value-type="date">
            <text:p>2020-08-13</text:p>
          </table:table-cell>
          <table:table-cell office:value-type="string" calcext:value-type="string">
            <text:p>','</text:p>
          </table:table-cell>
          <table:table-cell table:formula="of:=[.L32]" office:value-type="date" office:date-value="2020-08-25" calcext:value-type="date">
            <text:p>2020-08-25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ietvertrag (M_id, G_id, K_id, R_id, Abgabe, Rueckgabe, Status) Values(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,</text:p>
          </table:table-cell>
          <table:table-cell table:formula="of:=RANDBETWEEN(1;50)" office:value-type="float" office:value="43" calcext:value-type="float">
            <text:p>43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'</text:p>
          </table:table-cell>
          <table:table-cell office:value-type="date" office:date-value="2020-09-01" calcext:value-type="date">
            <text:p>2020-09-01</text:p>
          </table:table-cell>
          <table:table-cell office:value-type="string" calcext:value-type="string">
            <text:p>','</text:p>
          </table:table-cell>
          <table:table-cell table:formula="of:=[.J34]+3" office:value-type="date" office:date-value="2020-09-04" calcext:value-type="date">
            <text:p>2020-09-04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ietvertrag (M_id, G_id, K_id, R_id, Abgabe, Rueckgabe, Status) Values(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,</text:p>
          </table:table-cell>
          <table:table-cell table:formula="of:=RANDBETWEEN(1;50)" office:value-type="float" office:value="22" calcext:value-type="float">
            <text:p>22</text:p>
          </table:table-cell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'</text:p>
          </table:table-cell>
          <table:table-cell office:value-type="date" office:date-value="2020-09-19" calcext:value-type="date">
            <text:p>2020-09-19</text:p>
          </table:table-cell>
          <table:table-cell office:value-type="string" calcext:value-type="string">
            <text:p>','</text:p>
          </table:table-cell>
          <table:table-cell table:formula="of:=[.J35]+3" office:value-type="date" office:date-value="2020-09-22" calcext:value-type="date">
            <text:p>2020-09-22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ietvertrag (M_id, G_id, K_id, R_id, Abgabe, Rueckgabe, Status) Values(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</text:p>
          </table:table-cell>
          <table:table-cell table:formula="of:=RANDBETWEEN(1;50)" office:value-type="float" office:value="43" calcext:value-type="float">
            <text:p>43</text:p>
          </table:table-cell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'</text:p>
          </table:table-cell>
          <table:table-cell table:formula="of:=[.J35]" office:value-type="date" office:date-value="2020-09-19" calcext:value-type="date">
            <text:p>2020-09-19</text:p>
          </table:table-cell>
          <table:table-cell office:value-type="string" calcext:value-type="string">
            <text:p>','</text:p>
          </table:table-cell>
          <table:table-cell table:formula="of:=[.L35]" office:value-type="date" office:date-value="2020-09-22" calcext:value-type="date">
            <text:p>2020-09-22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ietvertrag (M_id, G_id, K_id, R_id, Abgabe, Rueckgabe, Status) Values(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,</text:p>
          </table:table-cell>
          <table:table-cell table:formula="of:=RANDBETWEEN(1;50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'</text:p>
          </table:table-cell>
          <table:table-cell table:formula="of:=[.J36]" office:value-type="date" office:date-value="2020-09-19" calcext:value-type="date">
            <text:p>2020-09-19</text:p>
          </table:table-cell>
          <table:table-cell office:value-type="string" calcext:value-type="string">
            <text:p>','</text:p>
          </table:table-cell>
          <table:table-cell table:formula="of:=[.L36]" office:value-type="date" office:date-value="2020-09-22" calcext:value-type="date">
            <text:p>2020-09-22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ietvertrag (M_id, G_id, K_id, R_id, Abgabe, Rueckgabe, Status) Values(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,</text:p>
          </table:table-cell>
          <table:table-cell table:formula="of:=RANDBETWEEN(1;50)" office:value-type="float" office:value="24" calcext:value-type="float">
            <text:p>24</text:p>
          </table:table-cell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'</text:p>
          </table:table-cell>
          <table:table-cell table:formula="of:=[.J37]" office:value-type="date" office:date-value="2020-09-19" calcext:value-type="date">
            <text:p>2020-09-19</text:p>
          </table:table-cell>
          <table:table-cell office:value-type="string" calcext:value-type="string">
            <text:p>','</text:p>
          </table:table-cell>
          <table:table-cell table:formula="of:=[.L37]" office:value-type="date" office:date-value="2020-09-22" calcext:value-type="date">
            <text:p>2020-09-22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ietvertrag (M_id, G_id, K_id, R_id, Abgabe, Rueckgabe, Status) Values(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,</text:p>
          </table:table-cell>
          <table:table-cell table:formula="of:=RANDBETWEEN(1;50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'</text:p>
          </table:table-cell>
          <table:table-cell table:formula="of:=[.J38]" office:value-type="date" office:date-value="2020-09-19" calcext:value-type="date">
            <text:p>2020-09-19</text:p>
          </table:table-cell>
          <table:table-cell office:value-type="string" calcext:value-type="string">
            <text:p>','</text:p>
          </table:table-cell>
          <table:table-cell table:formula="of:=[.L38]" office:value-type="date" office:date-value="2020-09-22" calcext:value-type="date">
            <text:p>2020-09-22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ietvertrag (M_id, G_id, K_id, R_id, Abgabe, Rueckgabe, Status) Values(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</text:p>
          </table:table-cell>
          <table:table-cell table:formula="of:=RANDBETWEEN(1;50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'</text:p>
          </table:table-cell>
          <table:table-cell table:formula="of:=[.J39]" office:value-type="date" office:date-value="2020-09-19" calcext:value-type="date">
            <text:p>2020-09-19</text:p>
          </table:table-cell>
          <table:table-cell office:value-type="string" calcext:value-type="string">
            <text:p>','</text:p>
          </table:table-cell>
          <table:table-cell table:formula="of:=[.J40]+12" office:value-type="date" office:date-value="2020-10-01" calcext:value-type="date">
            <text:p>2020-10-0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ietvertrag (M_id, G_id, K_id, R_id, Abgabe, Rueckgabe, Status) Values(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</text:p>
          </table:table-cell>
          <table:table-cell table:formula="of:=RANDBETWEEN(1;50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'</text:p>
          </table:table-cell>
          <table:table-cell table:formula="of:=[.J40]" office:value-type="date" office:date-value="2020-09-19" calcext:value-type="date">
            <text:p>2020-09-19</text:p>
          </table:table-cell>
          <table:table-cell office:value-type="string" calcext:value-type="string">
            <text:p>','</text:p>
          </table:table-cell>
          <table:table-cell table:formula="of:=[.J41]+12" office:value-type="date" office:date-value="2020-10-01" calcext:value-type="date">
            <text:p>2020-10-0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ietvertrag (M_id, G_id, K_id, R_id, Abgabe, Rueckgabe, Status) Values(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,</text:p>
          </table:table-cell>
          <table:table-cell table:formula="of:=RANDBETWEEN(1;50)" office:value-type="float" office:value="27" calcext:value-type="float">
            <text:p>27</text:p>
          </table:table-cell>
          <table:table-cell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'</text:p>
          </table:table-cell>
          <table:table-cell office:value-type="date" office:date-value="2020-10-10" calcext:value-type="date">
            <text:p>2020-10-10</text:p>
          </table:table-cell>
          <table:table-cell office:value-type="string" calcext:value-type="string">
            <text:p>','</text:p>
          </table:table-cell>
          <table:table-cell table:formula="of:=[.J42]+12" office:value-type="date" office:date-value="2020-10-22" calcext:value-type="date">
            <text:p>2020-10-22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ietvertrag (M_id, G_id, K_id, R_id, Abgabe, Rueckgabe, Status) Values(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,</text:p>
          </table:table-cell>
          <table:table-cell table:formula="of:=RANDBETWEEN(1;50)" office:value-type="float" office:value="48" calcext:value-type="float">
            <text:p>48</text:p>
          </table:table-cell>
          <table:table-cell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'</text:p>
          </table:table-cell>
          <table:table-cell table:formula="of:=[.J42]" office:value-type="date" office:date-value="2020-10-10" calcext:value-type="date">
            <text:p>2020-10-10</text:p>
          </table:table-cell>
          <table:table-cell office:value-type="string" calcext:value-type="string">
            <text:p>','</text:p>
          </table:table-cell>
          <table:table-cell table:formula="of:=[.J43]+12" office:value-type="date" office:date-value="2020-10-22" calcext:value-type="date">
            <text:p>2020-10-22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ietvertrag (M_id, G_id, K_id, R_id, Abgabe, Rueckgabe, Status) Values(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,</text:p>
          </table:table-cell>
          <table:table-cell table:formula="of:=RANDBETWEEN(1;50)" office:value-type="float" office:value="40" calcext:value-type="float">
            <text:p>40</text:p>
          </table:table-cell>
          <table:table-cell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'</text:p>
          </table:table-cell>
          <table:table-cell table:formula="of:=[.J43]" office:value-type="date" office:date-value="2020-10-10" calcext:value-type="date">
            <text:p>2020-10-10</text:p>
          </table:table-cell>
          <table:table-cell office:value-type="string" calcext:value-type="string">
            <text:p>','</text:p>
          </table:table-cell>
          <table:table-cell table:formula="of:=[.J44]+12" office:value-type="date" office:date-value="2020-10-22" calcext:value-type="date">
            <text:p>2020-10-22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ietvertrag (M_id, G_id, K_id, R_id, Abgabe, Rueckgabe, Status) Values(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  <table:table-cell table:formula="of:=RANDBETWEEN(1;50)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'</text:p>
          </table:table-cell>
          <table:table-cell table:formula="of:=[.J44]" office:value-type="date" office:date-value="2020-10-10" calcext:value-type="date">
            <text:p>2020-10-10</text:p>
          </table:table-cell>
          <table:table-cell office:value-type="string" calcext:value-type="string">
            <text:p>','</text:p>
          </table:table-cell>
          <table:table-cell table:formula="of:=[.J45]+12" office:value-type="date" office:date-value="2020-10-22" calcext:value-type="date">
            <text:p>2020-10-22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ietvertrag (M_id, G_id, K_id, R_id, Abgabe, Rueckgabe, Status) Values(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</text:p>
          </table:table-cell>
          <table:table-cell table:formula="of:=RANDBETWEEN(1;50)" office:value-type="float" office:value="38" calcext:value-type="float">
            <text:p>38</text:p>
          </table:table-cell>
          <table:table-cell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'</text:p>
          </table:table-cell>
          <table:table-cell table:formula="of:=[.J45]" office:value-type="date" office:date-value="2020-10-10" calcext:value-type="date">
            <text:p>2020-10-10</text:p>
          </table:table-cell>
          <table:table-cell office:value-type="string" calcext:value-type="string">
            <text:p>','</text:p>
          </table:table-cell>
          <table:table-cell table:formula="of:=[.J46]+12" office:value-type="date" office:date-value="2020-10-22" calcext:value-type="date">
            <text:p>2020-10-22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ietvertrag (M_id, G_id, K_id, R_id, Abgabe, Rueckgabe, Status) Values(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,</text:p>
          </table:table-cell>
          <table:table-cell table:formula="of:=RANDBETWEEN(1;50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'</text:p>
          </table:table-cell>
          <table:table-cell table:formula="of:=[.J46]" office:value-type="date" office:date-value="2020-10-10" calcext:value-type="date">
            <text:p>2020-10-10</text:p>
          </table:table-cell>
          <table:table-cell office:value-type="string" calcext:value-type="string">
            <text:p>','</text:p>
          </table:table-cell>
          <table:table-cell table:formula="of:=[.J47]+12" office:value-type="date" office:date-value="2020-10-22" calcext:value-type="date">
            <text:p>2020-10-22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ietvertrag (M_id, G_id, K_id, R_id, Abgabe, Rueckgabe, Status) Values(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,</text:p>
          </table:table-cell>
          <table:table-cell table:formula="of:=RANDBETWEEN(1;50)" office:value-type="float" office:value="46" calcext:value-type="float">
            <text:p>46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'</text:p>
          </table:table-cell>
          <table:table-cell table:formula="of:=[.J47]" office:value-type="date" office:date-value="2020-10-10" calcext:value-type="date">
            <text:p>2020-10-10</text:p>
          </table:table-cell>
          <table:table-cell office:value-type="string" calcext:value-type="string">
            <text:p>','</text:p>
          </table:table-cell>
          <table:table-cell table:formula="of:=[.J48]+12" office:value-type="date" office:date-value="2020-10-22" calcext:value-type="date">
            <text:p>2020-10-22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ietvertrag (M_id, G_id, K_id, R_id, Abgabe, Rueckgabe, Status) Values(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,</text:p>
          </table:table-cell>
          <table:table-cell table:formula="of:=RANDBETWEEN(1;50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'</text:p>
          </table:table-cell>
          <table:table-cell table:formula="of:=[.J48]" office:value-type="date" office:date-value="2020-10-10" calcext:value-type="date">
            <text:p>2020-10-10</text:p>
          </table:table-cell>
          <table:table-cell office:value-type="string" calcext:value-type="string">
            <text:p>','</text:p>
          </table:table-cell>
          <table:table-cell table:formula="of:=[.J49]+12" office:value-type="date" office:date-value="2020-10-22" calcext:value-type="date">
            <text:p>2020-10-22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ietvertrag (M_id, G_id, K_id, R_id, Abgabe, Rueckgabe, Status) Values(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</text:p>
          </table:table-cell>
          <table:table-cell table:formula="of:=RANDBETWEEN(1;50)"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'</text:p>
          </table:table-cell>
          <table:table-cell table:formula="of:=[.J49]" office:value-type="date" office:date-value="2020-10-10" calcext:value-type="date">
            <text:p>2020-10-10</text:p>
          </table:table-cell>
          <table:table-cell office:value-type="string" calcext:value-type="string">
            <text:p>','</text:p>
          </table:table-cell>
          <table:table-cell table:formula="of:=[.J50]+12" office:value-type="date" office:date-value="2020-10-22" calcext:value-type="date">
            <text:p>2020-10-22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Mietvertrag (M_id, G_id, K_id, R_id, Abgabe, Rueckgabe, Status) Values(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table:formula="of:=RANDBETWEEN(1;50)" office:value-type="float" office:value="41" calcext:value-type="float">
            <text:p>41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'</text:p>
          </table:table-cell>
          <table:table-cell table:formula="of:=[.J50]" office:value-type="date" office:date-value="2020-10-10" calcext:value-type="date">
            <text:p>2020-10-10</text:p>
          </table:table-cell>
          <table:table-cell office:value-type="string" calcext:value-type="string">
            <text:p>','</text:p>
          </table:table-cell>
          <table:table-cell table:formula="of:=[.J51]+12" office:value-type="date" office:date-value="2020-10-22" calcext:value-type="date">
            <text:p>2020-10-22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);</text:p>
          </table:table-cell>
        </table:table-row>
      </table:table>
      <table:table table:name="Rechnung" table:style-name="ta1">
        <table:table-column table:style-name="co26" table:default-cell-style-name="Default"/>
        <table:table-column table:style-name="co25" table:default-cell-style-name="Default"/>
        <table:table-column table:style-name="co16" table:default-cell-style-name="Default"/>
        <table:table-column table:style-name="co4" table:default-cell-style-name="Default"/>
        <table:table-column table:style-name="co27" table:default-cell-style-name="Default"/>
        <table:table-column table:style-name="co4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31" table:default-cell-style-name="Default"/>
        <table:table-column table:style-name="co32" table:default-cell-style-name="ce5"/>
        <table:table-column table:style-name="co30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row table:style-name="ro1">
          <table:table-cell/>
          <table:table-cell office:value-type="string" calcext:value-type="string">
            <text:p>R_id</text:p>
          </table:table-cell>
          <table:table-cell/>
          <table:table-cell office:value-type="string" calcext:value-type="string">
            <text:p>Kundennam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sert into Rechnung <text:s/>(R_id, Kundenname, Kundenvorname, Strasse, Hausnummer, PLZ, Ort, Rechnungsdatum, Mitglied, Status ) Values(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,'</text:p>
          </table:table-cell>
          <table:table-cell table:style-name="ce10" office:value-type="string" calcext:value-type="string">
            <text:p>Nachname1</text:p>
          </table:table-cell>
          <table:table-cell table:style-name="ce9" office:value-type="string" calcext:value-type="string">
            <text:p>','</text:p>
          </table:table-cell>
          <table:table-cell table:style-name="ce10" office:value-type="string" calcext:value-type="string">
            <text:p>Vorname1</text:p>
          </table:table-cell>
          <table:table-cell table:style-name="ce9" office:value-type="string" calcext:value-type="string">
            <text:p>','</text:p>
          </table:table-cell>
          <table:table-cell table:style-name="ce10" office:value-type="string" calcext:value-type="string">
            <text:p>Strasse1</text:p>
          </table:table-cell>
          <table:table-cell table:style-name="ce9" office:value-type="string" calcext:value-type="string">
            <text:p>','</text:p>
          </table:table-cell>
          <table:table-cell table:style-name="ce10" office:value-type="string" calcext:value-type="string">
            <text:p>1a</text:p>
          </table:table-cell>
          <table:table-cell table:style-name="ce9" office:value-type="string" calcext:value-type="string">
            <text:p>','</text:p>
          </table:table-cell>
          <table:table-cell table:style-name="ce16" office:value-type="string" calcext:value-type="string">
            <text:p>02997</text:p>
          </table:table-cell>
          <table:table-cell table:style-name="ce9" office:value-type="string" calcext:value-type="string">
            <text:p>','</text:p>
          </table:table-cell>
          <table:table-cell table:style-name="ce10" office:value-type="string" calcext:value-type="string">
            <text:p>Wittichenau</text:p>
          </table:table-cell>
          <table:table-cell table:style-name="ce9" office:value-type="string" calcext:value-type="string">
            <text:p>','</text:p>
          </table:table-cell>
          <table:table-cell table:style-name="ce11" office:value-type="date" office:date-value="2020-07-20" calcext:value-type="date">
            <text:p>2020-07-20</text:p>
          </table:table-cell>
          <table:table-cell table:style-name="ce12" office:value-type="string" calcext:value-type="string">
            <text:p>',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,</text:p>
          </table:table-cell>
          <table:table-cell table:style-name="ce10" office:value-type="string" calcext:value-type="string">
            <text:p>true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Rechnung <text:s/>(R_id, Kundenname, Kundenvorname, Strasse, Hausnummer, PLZ, Ort, Rechnungsdatum, Mitglied, Status ) Values(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,'</text:p>
          </table:table-cell>
          <table:table-cell table:style-name="ce10" office:value-type="string" calcext:value-type="string">
            <text:p>Nachname8</text:p>
          </table:table-cell>
          <table:table-cell table:style-name="ce9" office:value-type="string" calcext:value-type="string">
            <text:p>','</text:p>
          </table:table-cell>
          <table:table-cell table:style-name="ce10" office:value-type="string" calcext:value-type="string">
            <text:p>Vorname8</text:p>
          </table:table-cell>
          <table:table-cell table:style-name="ce9" office:value-type="string" calcext:value-type="string">
            <text:p>','</text:p>
          </table:table-cell>
          <table:table-cell table:style-name="ce10" office:value-type="string" calcext:value-type="string">
            <text:p>Strasse8</text:p>
          </table:table-cell>
          <table:table-cell table:style-name="ce9" office:value-type="string" calcext:value-type="string">
            <text:p>','</text:p>
          </table:table-cell>
          <table:table-cell table:style-name="ce10" office:value-type="string" calcext:value-type="string">
            <text:p>8a</text:p>
          </table:table-cell>
          <table:table-cell table:style-name="ce9" office:value-type="string" calcext:value-type="string">
            <text:p>','</text:p>
          </table:table-cell>
          <table:table-cell table:style-name="ce16" office:value-type="string" calcext:value-type="string">
            <text:p>02977</text:p>
          </table:table-cell>
          <table:table-cell table:style-name="ce9" office:value-type="string" calcext:value-type="string">
            <text:p>','</text:p>
          </table:table-cell>
          <table:table-cell table:style-name="ce10" office:value-type="string" calcext:value-type="string">
            <text:p>Hoyersewerda</text:p>
          </table:table-cell>
          <table:table-cell table:style-name="ce9" office:value-type="string" calcext:value-type="string">
            <text:p>','</text:p>
          </table:table-cell>
          <table:table-cell table:style-name="ce11" office:value-type="date" office:date-value="2020-08-01" calcext:value-type="date">
            <text:p>2020-08-01</text:p>
          </table:table-cell>
          <table:table-cell table:style-name="ce12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,</text:p>
          </table:table-cell>
          <table:table-cell table:style-name="ce10" office:value-type="string" calcext:value-type="string">
            <text:p>true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Insert into Rechnung <text:s/>(R_id, Kundenname, Kundenvorname, Strasse, Hausnummer, PLZ, Ort, Rechnungsdatum, Mitglied, Status ) Values(</text:p>
          </table:table-cell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,'</text:p>
          </table:table-cell>
          <table:table-cell table:style-name="ce10" office:value-type="string" calcext:value-type="string">
            <text:p>Nachname7</text:p>
          </table:table-cell>
          <table:table-cell table:style-name="ce9" office:value-type="string" calcext:value-type="string">
            <text:p>','</text:p>
          </table:table-cell>
          <table:table-cell table:style-name="ce10" office:value-type="string" calcext:value-type="string">
            <text:p>Vorname7</text:p>
          </table:table-cell>
          <table:table-cell table:style-name="ce9" office:value-type="string" calcext:value-type="string">
            <text:p>','</text:p>
          </table:table-cell>
          <table:table-cell table:style-name="ce10" office:value-type="string" calcext:value-type="string">
            <text:p>Strasse7</text:p>
          </table:table-cell>
          <table:table-cell table:style-name="ce9" office:value-type="string" calcext:value-type="string">
            <text:p>','</text:p>
          </table:table-cell>
          <table:table-cell table:style-name="ce10" office:value-type="string" calcext:value-type="string">
            <text:p>7a</text:p>
          </table:table-cell>
          <table:table-cell table:style-name="ce9" office:value-type="string" calcext:value-type="string">
            <text:p>','</text:p>
          </table:table-cell>
          <table:table-cell table:style-name="ce16" office:value-type="string" calcext:value-type="string">
            <text:p>02977</text:p>
          </table:table-cell>
          <table:table-cell table:style-name="ce9" office:value-type="string" calcext:value-type="string">
            <text:p>','</text:p>
          </table:table-cell>
          <table:table-cell table:style-name="ce10" office:value-type="string" calcext:value-type="string">
            <text:p>Hoyersewerda</text:p>
          </table:table-cell>
          <table:table-cell table:style-name="ce9" office:value-type="string" calcext:value-type="string">
            <text:p>','</text:p>
          </table:table-cell>
          <table:table-cell table:style-name="ce11" office:value-type="date" office:date-value="2020-08-01" calcext:value-type="date">
            <text:p>2020-08-01</text:p>
          </table:table-cell>
          <table:table-cell table:style-name="ce12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,</text:p>
          </table:table-cell>
          <table:table-cell table:style-name="ce10" office:value-type="string" calcext:value-type="string">
            <text:p>true</text:p>
          </table:table-cell>
          <table:table-cell office:value-type="string" calcext:value-type="string">
            <text:p>);</text:p>
          </table:table-cell>
        </table:table-row>
        <table:table-row table:style-name="ro2">
          <table:table-cell office:value-type="string" calcext:value-type="string">
            <text:p>Insert into Rechnung <text:s/>(R_id, Kundenname, Kundenvorname, Strasse, Hausnummer, PLZ, Ort, Rechnungsdatum, Mitglied, Status ) Values(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,'</text:p>
          </table:table-cell>
          <table:table-cell table:style-name="ce10" office:value-type="string" calcext:value-type="string">
            <text:p>Nachname49</text:p>
          </table:table-cell>
          <table:table-cell table:style-name="ce9" office:value-type="string" calcext:value-type="string">
            <text:p>','</text:p>
          </table:table-cell>
          <table:table-cell table:style-name="ce10" office:value-type="string" calcext:value-type="string">
            <text:p>Vorname49</text:p>
          </table:table-cell>
          <table:table-cell table:style-name="ce9" office:value-type="string" calcext:value-type="string">
            <text:p>','</text:p>
          </table:table-cell>
          <table:table-cell table:style-name="ce10" office:value-type="string" calcext:value-type="string">
            <text:p>Strasse49</text:p>
          </table:table-cell>
          <table:table-cell table:style-name="ce9" office:value-type="string" calcext:value-type="string">
            <text:p>','</text:p>
          </table:table-cell>
          <table:table-cell table:style-name="ce10" office:value-type="string" calcext:value-type="string">
            <text:p>49a</text:p>
          </table:table-cell>
          <table:table-cell table:style-name="ce9" office:value-type="string" calcext:value-type="string">
            <text:p>','</text:p>
          </table:table-cell>
          <table:table-cell table:style-name="ce16" office:value-type="float" office:value="23623" calcext:value-type="float">
            <text:p>23623</text:p>
          </table:table-cell>
          <table:table-cell table:style-name="ce9" office:value-type="string" calcext:value-type="string">
            <text:p>','</text:p>
          </table:table-cell>
          <table:table-cell table:style-name="ce10" office:value-type="string" calcext:value-type="string">
            <text:p>Ahrensb?k</text:p>
          </table:table-cell>
          <table:table-cell table:style-name="ce9" office:value-type="string" calcext:value-type="string">
            <text:p>','</text:p>
          </table:table-cell>
          <table:table-cell table:style-name="ce11" office:value-type="date" office:date-value="2020-08-13" calcext:value-type="date">
            <text:p>2020-08-13</text:p>
          </table:table-cell>
          <table:table-cell table:style-name="ce12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,</text:p>
          </table:table-cell>
          <table:table-cell table:style-name="ce10" office:value-type="string" calcext:value-type="string">
            <text:p>true</text:p>
          </table:table-cell>
          <table:table-cell office:value-type="string" calcext:value-type="string">
            <text:p>);</text:p>
          </table:table-cell>
        </table:table-row>
        <table:table-row table:style-name="ro3">
          <table:table-cell office:value-type="string" calcext:value-type="string">
            <text:p>Insert into Rechnung <text:s/>(R_id, Kundenname, Kundenvorname, Strasse, Hausnummer, PLZ, Ort, Rechnungsdatum, Mitglied, Status ) Values(</text:p>
          </table:table-cell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,'</text:p>
          </table:table-cell>
          <table:table-cell table:style-name="ce10" office:value-type="string" calcext:value-type="string">
            <text:p>Nachname4</text:p>
          </table:table-cell>
          <table:table-cell table:style-name="ce9" office:value-type="string" calcext:value-type="string">
            <text:p>','</text:p>
          </table:table-cell>
          <table:table-cell table:style-name="ce10" office:value-type="string" calcext:value-type="string">
            <text:p>Vorname4</text:p>
          </table:table-cell>
          <table:table-cell table:style-name="ce9" office:value-type="string" calcext:value-type="string">
            <text:p>','</text:p>
          </table:table-cell>
          <table:table-cell table:style-name="ce10" office:value-type="string" calcext:value-type="string">
            <text:p>Strasse4</text:p>
          </table:table-cell>
          <table:table-cell table:style-name="ce9" office:value-type="string" calcext:value-type="string">
            <text:p>','</text:p>
          </table:table-cell>
          <table:table-cell table:style-name="ce10" office:value-type="string" calcext:value-type="string">
            <text:p>4a</text:p>
          </table:table-cell>
          <table:table-cell table:style-name="ce9" office:value-type="string" calcext:value-type="string">
            <text:p>','</text:p>
          </table:table-cell>
          <table:table-cell table:style-name="ce16" office:value-type="float" office:value="55767" calcext:value-type="float">
            <text:p>55767</text:p>
          </table:table-cell>
          <table:table-cell table:style-name="ce9" office:value-type="string" calcext:value-type="string">
            <text:p>','</text:p>
          </table:table-cell>
          <table:table-cell table:style-name="ce10" office:value-type="string" calcext:value-type="string">
            <text:p>Achtelsbach</text:p>
          </table:table-cell>
          <table:table-cell table:style-name="ce9" office:value-type="string" calcext:value-type="string">
            <text:p>','</text:p>
          </table:table-cell>
          <table:table-cell table:style-name="ce11" office:value-type="date" office:date-value="2020-09-01" calcext:value-type="date">
            <text:p>2020-09-01</text:p>
          </table:table-cell>
          <table:table-cell table:style-name="ce12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,</text:p>
          </table:table-cell>
          <table:table-cell table:style-name="ce10" office:value-type="string" calcext:value-type="string">
            <text:p>true</text:p>
          </table:table-cell>
          <table:table-cell office:value-type="string" calcext:value-type="string">
            <text:p>);</text:p>
          </table:table-cell>
        </table:table-row>
        <table:table-row table:style-name="ro3">
          <table:table-cell office:value-type="string" calcext:value-type="string">
            <text:p>Insert into Rechnung <text:s/>(R_id, Kundenname, Kundenvorname, Strasse, Hausnummer, PLZ, Ort, Rechnungsdatum, Mitglied, Status ) Values(</text:p>
          </table:table-cell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,'</text:p>
          </table:table-cell>
          <table:table-cell table:style-name="ce10" office:value-type="string" calcext:value-type="string">
            <text:p>Nachname7</text:p>
          </table:table-cell>
          <table:table-cell table:style-name="ce9" office:value-type="string" calcext:value-type="string">
            <text:p>','</text:p>
          </table:table-cell>
          <table:table-cell table:style-name="ce10" office:value-type="string" calcext:value-type="string">
            <text:p>Vorname7</text:p>
          </table:table-cell>
          <table:table-cell table:style-name="ce9" office:value-type="string" calcext:value-type="string">
            <text:p>','</text:p>
          </table:table-cell>
          <table:table-cell table:style-name="ce10" office:value-type="string" calcext:value-type="string">
            <text:p>Strasse7</text:p>
          </table:table-cell>
          <table:table-cell table:style-name="ce9" office:value-type="string" calcext:value-type="string">
            <text:p>','</text:p>
          </table:table-cell>
          <table:table-cell table:style-name="ce10" office:value-type="string" calcext:value-type="string">
            <text:p>7a</text:p>
          </table:table-cell>
          <table:table-cell table:style-name="ce9" office:value-type="string" calcext:value-type="string">
            <text:p>','</text:p>
          </table:table-cell>
          <table:table-cell table:style-name="ce16" office:value-type="float" office:value="27367" calcext:value-type="float">
            <text:p>27367</text:p>
          </table:table-cell>
          <table:table-cell table:style-name="ce9" office:value-type="string" calcext:value-type="string">
            <text:p>','</text:p>
          </table:table-cell>
          <table:table-cell table:style-name="ce10" office:value-type="string" calcext:value-type="string">
            <text:p>Ahausen</text:p>
          </table:table-cell>
          <table:table-cell table:style-name="ce9" office:value-type="string" calcext:value-type="string">
            <text:p>','</text:p>
          </table:table-cell>
          <table:table-cell table:style-name="ce11" office:value-type="date" office:date-value="2020-09-19" calcext:value-type="date">
            <text:p>2020-09-19</text:p>
          </table:table-cell>
          <table:table-cell table:style-name="ce12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,</text:p>
          </table:table-cell>
          <table:table-cell table:style-name="ce10" office:value-type="string" calcext:value-type="string">
            <text:p>true</text:p>
          </table:table-cell>
          <table:table-cell office:value-type="string" calcext:value-type="string">
            <text:p>);</text:p>
          </table:table-cell>
        </table:table-row>
        <table:table-row table:style-name="ro3">
          <table:table-cell office:value-type="string" calcext:value-type="string">
            <text:p>Insert into Rechnung <text:s/>(R_id, Kundenname, Kundenvorname, Strasse, Hausnummer, PLZ, Ort, Rechnungsdatum, Mitglied, Status ) Values(</text:p>
          </table:table-cell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,'</text:p>
          </table:table-cell>
          <table:table-cell table:style-name="ce10" office:value-type="string" calcext:value-type="string">
            <text:p>Nachname8</text:p>
          </table:table-cell>
          <table:table-cell table:style-name="ce9" office:value-type="string" calcext:value-type="string">
            <text:p>','</text:p>
          </table:table-cell>
          <table:table-cell table:style-name="ce10" office:value-type="string" calcext:value-type="string">
            <text:p>Vorname8</text:p>
          </table:table-cell>
          <table:table-cell table:style-name="ce9" office:value-type="string" calcext:value-type="string">
            <text:p>','</text:p>
          </table:table-cell>
          <table:table-cell table:style-name="ce10" office:value-type="string" calcext:value-type="string">
            <text:p>Strasse8</text:p>
          </table:table-cell>
          <table:table-cell table:style-name="ce9" office:value-type="string" calcext:value-type="string">
            <text:p>','</text:p>
          </table:table-cell>
          <table:table-cell table:style-name="ce10" office:value-type="string" calcext:value-type="string">
            <text:p>8a</text:p>
          </table:table-cell>
          <table:table-cell table:style-name="ce9" office:value-type="string" calcext:value-type="string">
            <text:p>','</text:p>
          </table:table-cell>
          <table:table-cell table:style-name="ce16" office:value-type="float" office:value="52074" calcext:value-type="float">
            <text:p>52074</text:p>
          </table:table-cell>
          <table:table-cell table:style-name="ce9" office:value-type="string" calcext:value-type="string">
            <text:p>','</text:p>
          </table:table-cell>
          <table:table-cell table:style-name="ce10" office:value-type="string" calcext:value-type="string">
            <text:p>Aachen</text:p>
          </table:table-cell>
          <table:table-cell table:style-name="ce9" office:value-type="string" calcext:value-type="string">
            <text:p>','</text:p>
          </table:table-cell>
          <table:table-cell table:style-name="ce11" office:value-type="date" office:date-value="2020-10-10" calcext:value-type="date">
            <text:p>2020-10-10</text:p>
          </table:table-cell>
          <table:table-cell table:style-name="ce12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,</text:p>
          </table:table-cell>
          <table:table-cell table:style-name="ce10" office:value-type="string" calcext:value-type="string">
            <text:p>false</text:p>
          </table:table-cell>
          <table:table-cell office:value-type="string" calcext:value-type="string">
            <text:p>);</text:p>
          </table:table-cell>
        </table:table-row>
        <table:table-row table:style-name="ro3">
          <table:table-cell office:value-type="string" calcext:value-type="string">
            <text:p>Insert into Rechnung <text:s/>(R_id, Kundenname, Kundenvorname, Strasse, Hausnummer, PLZ, Ort, Rechnungsdatum, Mitglied, Status ) Values(</text:p>
          </table:table-cell>
          <table:table-cell office:value-type="float" office:value="8" calcext:value-type="float">
            <text:p>8</text:p>
          </table:table-cell>
          <table:table-cell table:style-name="ce9" office:value-type="string" calcext:value-type="string">
            <text:p>,'</text:p>
          </table:table-cell>
          <table:table-cell table:style-name="ce10" office:value-type="string" calcext:value-type="string">
            <text:p>Nachname3</text:p>
          </table:table-cell>
          <table:table-cell table:style-name="ce9" office:value-type="string" calcext:value-type="string">
            <text:p>','</text:p>
          </table:table-cell>
          <table:table-cell table:style-name="ce10" office:value-type="string" calcext:value-type="string">
            <text:p>Vorname3</text:p>
          </table:table-cell>
          <table:table-cell table:style-name="ce9" office:value-type="string" calcext:value-type="string">
            <text:p>','</text:p>
          </table:table-cell>
          <table:table-cell table:style-name="ce10" office:value-type="string" calcext:value-type="string">
            <text:p>Strasse3</text:p>
          </table:table-cell>
          <table:table-cell table:style-name="ce9" office:value-type="string" calcext:value-type="string">
            <text:p>','</text:p>
          </table:table-cell>
          <table:table-cell table:style-name="ce10" office:value-type="string" calcext:value-type="string">
            <text:p>3a</text:p>
          </table:table-cell>
          <table:table-cell table:style-name="ce9" office:value-type="string" calcext:value-type="string">
            <text:p>','</text:p>
          </table:table-cell>
          <table:table-cell table:style-name="ce16" office:value-type="float" office:value="31708" calcext:value-type="float">
            <text:p>31708</text:p>
          </table:table-cell>
          <table:table-cell table:style-name="ce9" office:value-type="string" calcext:value-type="string">
            <text:p>','</text:p>
          </table:table-cell>
          <table:table-cell table:style-name="ce10" office:value-type="string" calcext:value-type="string">
            <text:p>Ahnsen</text:p>
          </table:table-cell>
          <table:table-cell table:style-name="ce9" office:value-type="string" calcext:value-type="string">
            <text:p>','</text:p>
          </table:table-cell>
          <table:table-cell table:style-name="ce11" office:value-type="date" office:date-value="2020-10-10" calcext:value-type="date">
            <text:p>2020-10-10</text:p>
          </table:table-cell>
          <table:table-cell table:style-name="ce12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,</text:p>
          </table:table-cell>
          <table:table-cell table:style-name="ce10" office:value-type="string" calcext:value-type="string">
            <text:p>false</text:p>
          </table:table-cell>
          <table:table-cell office:value-type="string" calcext:value-type="string">
            <text:p>);</text:p>
          </table:table-cell>
        </table:table-row>
        <table:table-row table:style-name="ro1" table:number-rows-repeated="1048566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5" number:min-decimal-places="15" number:min-integer-digits="1"/>
    </number:number-style>
    <number:number-style style:name="N108">
      <number:number number:decimal-places="14" number:min-decimal-places="14" number:min-integer-digits="1"/>
    </number:number-style>
    <number:number-style style:name="N109">
      <number:number number:decimal-places="0" number:min-decimal-places="0" number:min-integer-digits="3" number:grouping="true"/>
    </number:number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13T21:28:25</dc:date>
    <meta:editing-duration>PT18H7M23S</meta:editing-duration>
    <meta:editing-cycles>4</meta:editing-cycles>
    <meta:generator>LibreOffice/7.1.3.2$Windows_X86_64 LibreOffice_project/47f78053abe362b9384784d31a6e56f8511eb1c1</meta:generator>
    <meta:document-statistic meta:table-count="4" meta:cell-count="2743" meta:object-count="0"/>
  </office:meta>
</office:document-meta>
</file>